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F00000008705D64EE5DE7C52364.png" manifest:media-type="image/png"/>
  <manifest:file-entry manifest:full-path="Pictures/1000000000000F0000000870C1149AA4B9AB2172.png" manifest:media-type="image/png"/>
  <manifest:file-entry manifest:full-path="Pictures/TablePreview1.svm" manifest:media-type=""/>
  <manifest:file-entry manifest:full-path="Pictures/1000000000000F0000000870081F3989D0CB43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 Black1" svg:font-family="'Arial Black'" style:font-pitch="variable"/>
    <style:font-face style:name="Arial Black2" svg:font-family="'Arial Black'" style:font-family-generic="swiss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18cm" svg:stroke-color="#e30613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e30613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none" draw:fill="none" fo:min-height="1.814cm"/>
      <style:paragraph-properties style:writing-mode="lr-tb"/>
    </style:style>
    <style:style style:name="gr55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0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Slajd_20_tytułowy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ajd_20_tytułowy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ajd_20_tytułowy-notes">
      <style:graphic-properties draw:fill-color="#ffffff" fo:min-height="12.572cm"/>
      <style:paragraph-properties style:writing-mode="lr-tb"/>
    </style:style>
    <style:style style:name="pr4" style:family="presentation" style:parent-style-name="Tytuł_20_i_20_zawartość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ytuł_20_i_20_zawartość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ytuł_20_i_20_zawartość-notes">
      <style:graphic-properties draw:fill-color="#ffffff" fo:min-height="12.572cm"/>
      <style:paragraph-properties style:writing-mode="lr-tb"/>
    </style:style>
    <style:style style:name="pr7" style:family="presentation" style:parent-style-name="Tytuł_20_i_20_zawartość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Pusty-notes">
      <style:graphic-properties draw:fill-color="#ffffff" fo:min-height="12.572cm"/>
      <style:paragraph-properties style:writing-mode="lr-tb"/>
    </style:style>
    <style:style style:name="pr9" style:family="presentation" style:parent-style-name="Nagłówek_20_sekcji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Nagłówek_20_sekcji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Nagłówek_20_sekcji-notes">
      <style:graphic-properties draw:fill-color="#ffffff" fo:min-height="12.572cm"/>
      <style:paragraph-properties style:writing-mode="lr-tb"/>
    </style:style>
    <style:style style:name="pr12" style:family="presentation" style:parent-style-name="Nagłówek_20_sekcji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ylko_20_tytuł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ylko_20_tytuł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7.302cm" style:use-optimal-column-width="false"/>
    </style:style>
    <style:style style:name="co2" style:family="table-column">
      <style:table-column-properties style:column-width="1.356cm" style:use-optimal-column-width="false"/>
    </style:style>
    <style:style style:name="co3" style:family="table-column">
      <style:table-column-properties style:column-width="20.035cm" style:use-optimal-column-width="false"/>
    </style:style>
    <style:style style:name="co4" style:family="table-column">
      <style:table-column-properties style:column-width="10.74cm" style:use-optimal-column-width="false"/>
    </style:style>
    <style:style style:name="co5" style:family="table-column">
      <style:table-column-properties style:column-width="1.257cm" style:use-optimal-column-width="false"/>
    </style:style>
    <style:style style:name="co6" style:family="table-column">
      <style:table-column-properties style:column-width="14.806cm" style:use-optimal-column-width="false"/>
    </style:style>
    <style:style style:name="co7" style:family="table-column">
      <style:table-column-properties style:column-width="8.031cm" style:use-optimal-column-width="false"/>
    </style:style>
    <style:style style:name="co8" style:family="table-column">
      <style:table-column-properties style:column-width="1.865cm" style:use-optimal-column-width="false"/>
    </style:style>
    <style:style style:name="co9" style:family="table-column">
      <style:table-column-properties style:column-width="14.315cm" style:use-optimal-column-width="false"/>
    </style:style>
    <style:style style:name="co10" style:family="table-column">
      <style:table-column-properties style:column-width="8.09cm" style:use-optimal-column-width="false"/>
    </style:style>
    <style:style style:name="ro1" style:family="table-row">
      <style:table-row-properties style:row-height="1.05cm" style:use-optimal-row-height="false"/>
    </style:style>
    <style:style style:name="ro2" style:family="table-row">
      <style:table-row-properties style:row-height="0.788cm" style:use-optimal-row-height="false"/>
    </style:style>
    <style:style style:name="ro3" style:family="table-row">
      <style:table-row-properties style:row-height="0.744cm" style:use-optimal-row-height="false"/>
    </style:style>
    <style:style style:name="ro4" style:family="table-row">
      <style:table-row-properties style:row-height="1.226cm" style:use-optimal-row-height="false"/>
    </style:style>
    <style:style style:name="ro5" style:family="table-row">
      <style:table-row-properties style:row-height="0.616cm" style:use-optimal-row-height="false"/>
    </style:style>
    <style:style style:name="ro6" style:family="table-row">
      <style:table-row-properties style:row-height="0.899cm" style:use-optimal-row-height="false"/>
    </style:style>
    <style:style style:name="ro7" style:family="table-row">
      <style:table-row-properties style:row-height="0.843cm" style:use-optimal-row-height="false"/>
    </style:style>
    <style:style style:name="ro8" style:family="table-row">
      <style:table-row-properties style:row-height="0.941cm" style:use-optimal-row-height="false"/>
    </style:style>
    <style:style style:name="ce1" style:family="table-cell">
      <loext:graphic-properties draw:fill="solid" draw:fill-color="#e30613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4cccc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f9e7e7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f4cccc" draw:textarea-vertical-align="top" fo:padding-top="0.127cm" fo:padding-bottom="0.127cm" fo:padding-left="0.254cm" fo:padding-right="0.254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ce5" style:family="table-cell">
      <loext:graphic-properties draw:fill="solid" draw:fill-color="#f9e7e7" draw:textarea-vertical-align="top" fo:padding-top="0.127cm" fo:padding-bottom="0.127cm" fo:padding-left="0.254cm" fo:padding-right="0.254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ce6" style:family="table-cell">
      <loext:graphic-properties draw:fill="solid" draw:fill-color="#f4cccc" draw:textarea-vertical-align="top" fo:padding-top="0.127cm" fo:padding-bottom="0.127cm" fo:padding-left="0.254cm" fo:padding-right="0.254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0pt" fo:letter-spacing="normal" fo:language="pl" fo:country="P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ce7" style:family="table-cell">
      <loext:graphic-properties draw:fill="solid" draw:fill-color="#f9e7e7" draw:textarea-vertical-align="top" fo:padding-top="0.127cm" fo:padding-bottom="0.127cm" fo:padding-left="0.254cm" fo:padding-right="0.254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0pt" fo:letter-spacing="normal" fo:language="pl" fo:country="P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9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0" style:family="paragraph">
      <loext:graphic-properties draw:fill="none"/>
    </style:style>
    <style:style style:name="P21" style:family="paragraph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pl" fo:country="P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Black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36pt" fo:letter-spacing="normal" fo:language="pl" fo:country="P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pl" fo:country="P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11pt" fo:letter-spacing="normal" fo:language="pl" fo:country="P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8pt" fo:letter-spacing="normal" fo:language="pl" fo:country="P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1pt" fo:letter-spacing="normal" fo:language="pl" fo:country="P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pl" fo:country="P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e30613" loext:opacity="100%" loext:theme-color="accent1" style:text-outline="false" style:text-line-through-style="none" style:text-line-through-type="none" style:text-position="0% 100%" style:font-name="Arial1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e30613" loext:opacity="100%" loext:theme-color="accent1" style:text-outline="false" style:text-line-through-style="none" style:text-line-through-type="none" style:text-position="0% 100%" style:font-name="Arial1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6pt" fo:letter-spacing="normal" fo:language="pl" fo:country="PL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6pt" fo:letter-spacing="normal" fo:language="pl" fo:country="P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language="pl" fo:country="P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9pt" fo:letter-spacing="normal" fo:language="pl" fo:country="P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11pt" fo:letter-spacing="normal" fo:language="pl" fo:country="P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1pt" fo:letter-spacing="normal" fo:language="pl" fo:country="PL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0pt" fo:letter-spacing="normal" fo:language="pl" fo:country="P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90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90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0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e3061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min-label-width="1.372cm"/>
        <style:text-properties fo:color="#e3061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min-label-width="1.372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1.372cm"/>
        <style:text-properties fo:color="#e3061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1.372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Ćwiczenia z podstaw rachunkowości &#10;Zasady funkcjonowania kont b" draw:style-name="dp1" draw:master-page-name="Slajd_20_tytułowy" presentation:presentation-page-layout-name="AL1T0">
        <draw:frame draw:name="Tytuł 3" presentation:style-name="pr1" draw:text-style-name="P2" draw:layer="layout" svg:width="25.399cm" svg:height="5.841cm" svg:x="4.233cm" svg:y="6.699cm" presentation:class="title" presentation:user-transformed="true">
          <draw:text-box>
            <text:p text:style-name="P1"><text:span text:style-name="T1">Ćwiczenia z podstaw rachunkowości </text:span><text:span text:style-name="T1"><text:line-break/></text:span><text:span text:style-name="T1">Zasady funkcjonowania kont bilansowych</text:span></text:p>
          </draw:text-box>
        </draw:frame>
        <draw:frame draw:name="Podtytuł 4" presentation:style-name="pr2" draw:text-style-name="P4" draw:layer="layout" svg:width="25.399cm" svg:height="1.625cm" svg:x="4.233cm" svg:y="12.979cm" presentation:class="subtitle" presentation:user-transformed="true">
          <draw:text-box>
            <text:p text:style-name="P3"><text:span text:style-name="T2">Beata Miłowska</text:span></text:p>
          </draw:text-box>
        </draw:frame>
        <draw:custom-shape draw:name="Podtytuł 4" draw:style-name="gr1" draw:text-style-name="P6" draw:layer="layout" svg:width="25.399cm" svg:height="1.625cm" svg:x="4.233cm" svg:y="15.043cm">
          <text:p text:style-name="P5"><text:span text:style-name="T3">20.02.2022 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onta bilansowe" draw:style-name="dp1" draw:master-page-name="Tytuł_20_i_20_zawartość" presentation:presentation-page-layout-name="AL2T11">
        <draw:frame draw:name="Tytuł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4">Konta bilansowe</text:span></text:p>
          </draw:text-box>
        </draw:frame>
        <draw:frame draw:name="Symbol zastępczy zawartości 2" presentation:style-name="pr5" draw:text-style-name="P11" draw:layer="layout" svg:width="29.209cm" svg:height="9.498cm" svg:x="2.328cm" svg:y="5.071cm" presentation:class="outline" presentation:user-transformed="true">
          <draw:text-box>
            <text:p text:style-name="P9"><text:span text:style-name="T5">Konta bilansowe służą do ewidencji stanu i zmian składników aktywów i pasywów.</text:span></text:p>
            <text:p text:style-name="P9"><text:span text:style-name="T5">Każdy składni bilansowy ma swoje oddzielne konto , którego nazwa odpowiada nazwie składnika bilansowego.</text:span></text:p>
            <text:p text:style-name="P9"><text:span text:style-name="T5">Wyróżnia się:</text:span></text:p>
            <text:p text:style-name="P9"><text:span text:style-name="T5">-konta bilansowe aktywów,</text:span></text:p>
            <text:p text:style-name="P9"><text:span text:style-name="T5">-konta bilansowe pasywów.</text:span></text:p>
            <text:p text:style-name="P10"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tap funkcjonowania kont" draw:style-name="dp1" draw:master-page-name="Tytuł_20_i_20_zawartość" presentation:presentation-page-layout-name="AL2T11">
        <draw:frame draw:name="Tytuł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4">Etap funkcjonowania kont</text:span></text:p>
          </draw:text-box>
        </draw:frame>
        <draw:frame draw:name="Symbol zastępczy zawartości 2" presentation:style-name="pr5" draw:text-style-name="P11" draw:layer="layout" svg:width="29.209cm" svg:height="11.663cm" svg:x="2.328cm" svg:y="3.995cm" presentation:class="outline" presentation:user-transformed="true">
          <draw:text-box>
            <text:p text:style-name="P9"><text:span text:style-name="T5">1. </text:span><text:span text:style-name="T6">Otwarcie konta- </text:span><text:span text:style-name="T5">wpisanie nazwy i/lub symbolu konta i zapisania salda początkowego z bilansu otwarcia lub pierwszej operacji wymagającej rejestracji na danym koncie</text:span></text:p>
            <text:p text:style-name="P9"><text:span text:style-name="T5">2. </text:span><text:span text:style-name="T6">Ewidencjonowanie ( zapisywanie ) operacji na koncie</text:span><text:span text:style-name="T5">- zapis zawiera</text:span></text:p>
            <text:list text:style-name="L6">
              <text:list-item>
                <text:p text:style-name="P9"><text:span text:style-name="T5">data dokonania operacji,</text:span></text:p>
              </text:list-item>
              <text:list-item>
                <text:p text:style-name="P9"><text:span text:style-name="T5">rodzaj i numer identyfikacyjny dowodu księgowego, na podstawie którego dokonywany jest zapis oraz datę dowodu jeśli różni się od daty dokonania operacji,</text:span></text:p>
              </text:list-item>
              <text:list-item>
                <text:p text:style-name="P9"><text:span text:style-name="T5">zrozumiały tekst operacji , skrót, kod opisu operacji,</text:span></text:p>
              </text:list-item>
              <text:list-item>
                <text:p text:style-name="P9"><text:span text:style-name="T5">kwotę i datę zapisu,</text:span></text:p>
              </text:list-item>
              <text:list-item>
                <text:p text:style-name="P9"><text:span text:style-name="T5">oznaczenie kont, których dotyczy.</text:span></text:p>
              </text:list-item>
            </text:list>
            <text:p text:style-name="P9"><text:span text:style-name="T5">3. </text:span><text:span text:style-name="T6">Zamknięcie konta </text:span><text:span text:style-name="T5">, które polega na:</text:span></text:p>
            <text:p text:style-name="P9"><text:span text:style-name="T5">-wyznaczeniu obrotów</text:span></text:p>
            <text:p text:style-name="P9"><text:span text:style-name="T5">-ustaleniu i zapisaniu salda końcowego</text:span></text:p>
            <text:p text:style-name="P9"><text:span text:style-name="T5">-dwukrotnym podkreśleniem sum kontrolnych <text:s/>( na koncie „ teowym” )</text:span></text:p>
            <text:p text:style-name="P10"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lans zamknięcia na dzień 31.12.XX&#10;Schemat otwierania kont bil" draw:style-name="dp1" draw:master-page-name="Tytuł_20_i_20_zawartość" presentation:presentation-page-layout-name="AL2T11">
        <draw:frame draw:name="Tytuł 1" presentation:style-name="pr7" draw:text-style-name="P8" draw:layer="layout" svg:width="29.209cm" svg:height="1.281cm" svg:x="2.328cm" svg:y="0.764cm" presentation:class="title" presentation:user-transformed="true">
          <draw:text-box>
            <text:p text:style-name="P1"><text:span text:style-name="T7">Bilans zamknięcia na dzień 31.12.XX</text:span><text:span text:style-name="T7"><text:line-break/></text:span><text:span text:style-name="T7">Schemat otwierania kont bilansowych</text:span><text:span text:style-name="T7"><text:line-break/></text:span><text:span text:style-name="T7">I ETAP- otwarcie konta- wpisanie nazwy składnika bilansowego oraz wpisanie stanu początkowego składnika ( wartość składnika na koniec roku obrotowego )</text:span></text:p>
          </draw:text-box>
        </draw:frame>
        <draw:frame draw:name="Tabela 4" draw:style-name="standard" draw:layer="layout" svg:width="29.207cm" svg:height="4.551cm" svg:x="2.328cm" svg:y="2.27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2"><text:span text:style-name="T8">AKTYWA</text:span></text:p>
              </table:table-cell>
              <table:table-cell>
                <text:p text:style-name="P12"><text:span text:style-name="T8">KWOTA</text:span></text:p>
              </table:table-cell>
              <table:table-cell>
                <text:p text:style-name="P12"><text:span text:style-name="T8">PASYWA</text:span></text:p>
              </table:table-cell>
              <table:table-cell>
                <text:p text:style-name="P12"><text:span text:style-name="T8">KWOTA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9">1. </text:span><text:span text:style-name="T10">Materiały</text:span></text:p>
              </table:table-cell>
              <table:table-cell>
                <text:p text:style-name="P13"><text:span text:style-name="T9">1 600</text:span></text:p>
              </table:table-cell>
              <table:table-cell>
                <text:p text:style-name="P13"><text:span text:style-name="T9">1.Kapitał udziałowy</text:span></text:p>
              </table:table-cell>
              <table:table-cell>
                <text:p text:style-name="P13"><text:span text:style-name="T9">2 100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9">2. Należności od odbiorców</text:span></text:p>
              </table:table-cell>
              <table:table-cell>
                <text:p text:style-name="P13"><text:span text:style-name="T9">2 500</text:span></text:p>
              </table:table-cell>
              <table:table-cell>
                <text:p text:style-name="P13"><text:span text:style-name="T9">2. Kredyty bankowy</text:span></text:p>
              </table:table-cell>
              <table:table-cell>
                <text:p text:style-name="P13"><text:span text:style-name="T9">3 600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9">3. Kasa</text:span></text:p>
              </table:table-cell>
              <table:table-cell>
                <text:p text:style-name="P13"><text:span text:style-name="T9">3 950</text:span></text:p>
                <text:p text:style-name="P13"><text:span text:style-name="T9"/></text:p>
              </table:table-cell>
              <table:table-cell>
                <text:p text:style-name="P13"><text:span text:style-name="T9">3. Zobowiązania z tytułu dostaw <text:s/></text:span></text:p>
                <text:p text:style-name="P13"><text:span text:style-name="T9">( wobec dostawców )</text:span></text:p>
              </table:table-cell>
              <table:table-cell>
                <text:p text:style-name="P13"><text:span text:style-name="T9">2 350</text:span></text:p>
                <text:p text:style-name="P13"><text:span text:style-name="T9"/></text:p>
              </table:table-cell>
            </table:table-row>
            <table:table-row table:style-name="ro3" table:default-cell-style-name="ce3">
              <table:table-cell>
                <text:p text:style-name="P13"><text:span text:style-name="T9">Razem aktywa</text:span></text:p>
              </table:table-cell>
              <table:table-cell>
                <text:p text:style-name="P13"><text:span text:style-name="T9">8 050</text:span></text:p>
              </table:table-cell>
              <table:table-cell>
                <text:p text:style-name="P13"><text:span text:style-name="T9">Razem pasywa</text:span></text:p>
              </table:table-cell>
              <table:table-cell>
                <text:p text:style-name="P13"><text:span text:style-name="T9">8 050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name="Łącznik prosty 5" draw:style-name="gr3" draw:text-style-name="P14" draw:layer="layout" draw:type="line" svg:x1="2.328cm" svg:y1="3.403cm" svg:x2="1.479cm" svg:y2="3.403cm" svg:d="M2328 3403h-849" svg:viewBox="0 0 850 1">
          <text:p/>
        </draw:connector>
        <draw:connector draw:name="Łącznik prosty 7" draw:style-name="gr3" draw:text-style-name="P14" draw:layer="layout" draw:type="line" svg:x1="1.454cm" svg:y1="3.575cm" svg:x2="1.454cm" svg:y2="8.039cm" svg:d="M1454 3575v4464" svg:viewBox="0 0 1 4465">
          <text:p/>
        </draw:connector>
        <draw:connector draw:name="Łącznik prosty ze strzałką 9" draw:style-name="gr4" draw:text-style-name="P14" draw:layer="layout" draw:type="line" svg:x1="1.479cm" svg:y1="8.088cm" svg:x2="3.329cm" svg:y2="8.088cm" svg:d="M1479 8088h1850" svg:viewBox="0 0 1851 1">
          <text:p/>
        </draw:connector>
        <draw:connector draw:name="Łącznik prosty 11" draw:style-name="gr5" draw:text-style-name="P14" draw:layer="layout" draw:type="line" svg:x1="4.636cm" svg:y1="7.62cm" svg:x2="11.417cm" svg:y2="7.62cm" svg:d="M4636 7620h6781" svg:viewBox="0 0 6782 1">
          <text:p/>
        </draw:connector>
        <draw:connector draw:name="Łącznik prosty 13" draw:style-name="gr3" draw:text-style-name="P14" draw:layer="layout" draw:type="line" svg:x1="7.743cm" svg:y1="7.644cm" svg:x2="7.743cm" svg:y2="9.525cm" svg:d="M7743 7644v1881" svg:viewBox="0 0 1 1882">
          <text:p/>
        </draw:connector>
        <draw:custom-shape draw:name="pole tekstowe 14" draw:style-name="gr6" draw:text-style-name="P15" draw:layer="layout" svg:width="4.876cm" svg:height="0.841cm" svg:x="6.637cm" svg:y="6.883cm">
          <text:p text:style-name="P13"><text:span text:style-name="T11">Materiały <text:s text:c="11"/>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6" draw:style-name="gr7" draw:text-style-name="P15" draw:layer="layout" svg:width="1.371cm" svg:height="0.841cm" svg:x="4.525cm" svg:y="6.918cm">
          <text:p text:style-name="P13"><text:span text:style-name="T11">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0" draw:style-name="gr8" draw:text-style-name="P15" draw:layer="layout" svg:width="2.683cm" svg:height="0.756cm" svg:x="3.913cm" svg:y="8.089cm">
          <text:p text:style-name="P13"><text:span text:style-name="T12">Bo <text:s text:c="4"/>1 6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24" draw:style-name="gr3" draw:text-style-name="P14" draw:layer="layout" draw:type="line" svg:x1="1.454cm" svg:y1="3.403cm" svg:x2="1.479cm" svg:y2="3.575cm" svg:d="M1454 3403l25 172" svg:viewBox="0 0 26 173">
          <text:p/>
        </draw:connector>
        <draw:connector draw:name="Łącznik prosty 26" draw:style-name="gr3" draw:text-style-name="P14" draw:layer="layout" draw:type="line" svg:x1="2.328cm" svg:y1="4.206cm" svg:x2="0.928cm" svg:y2="4.206cm" svg:d="M2328 4206h-1400" svg:viewBox="0 0 1401 1">
          <text:p/>
        </draw:connector>
        <draw:connector draw:name="Łącznik prosty 32" draw:style-name="gr5" draw:text-style-name="P14" draw:layer="layout" draw:type="line" svg:x1="4.636cm" svg:y1="11.115cm" svg:x2="11.143cm" svg:y2="11.115cm" svg:d="M4636 11115h6507" svg:viewBox="0 0 6508 1">
          <text:p/>
        </draw:connector>
        <draw:connector draw:name="Łącznik prosty 34" draw:style-name="gr3" draw:text-style-name="P14" draw:layer="layout" draw:type="line" svg:x1="7.743cm" svg:y1="11.115cm" svg:x2="7.743cm" svg:y2="12.754cm" svg:d="M7743 11115v1639" svg:viewBox="0 0 1 1640">
          <text:p/>
        </draw:connector>
        <draw:connector draw:name="Łącznik prosty 38" draw:style-name="gr3" draw:text-style-name="P14" draw:layer="layout" draw:type="line" svg:x1="0.928cm" svg:y1="4.206cm" svg:x2="0.928cm" svg:y2="12.017cm" svg:d="M928 4206v7811" svg:viewBox="0 0 1 7812">
          <text:p/>
        </draw:connector>
        <draw:connector draw:name="Łącznik prosty ze strzałką 40" draw:style-name="gr4" draw:text-style-name="P14" draw:layer="layout" draw:type="line" svg:x1="0.928cm" svg:y1="12.044cm" svg:x2="3.329cm" svg:y2="12.044cm" svg:d="M928 12044h2401" svg:viewBox="0 0 2402 1">
          <text:p/>
        </draw:connector>
        <draw:custom-shape draw:name="pole tekstowe 44" draw:style-name="gr9" draw:text-style-name="P15" draw:layer="layout" svg:width="11.314cm" svg:height="0.841cm" svg:x="4.104cm" svg:y="9.937cm">
          <text:p text:style-name="P13"><text:span text:style-name="T11">Wn <text:s/>Należności od odbiorców <text:s/>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8" draw:style-name="gr10" draw:text-style-name="P15" draw:layer="layout" svg:width="2.683cm" svg:height="0.756cm" svg:x="3.913cm" svg:y="11.553cm">
          <text:p text:style-name="P13"><text:span text:style-name="T12">Bo <text:s text:c="4"/>2 5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56" draw:style-name="gr3" draw:text-style-name="P14" draw:layer="layout" draw:type="line" svg:x1="2.352cm" svg:y1="5.224cm" svg:x2="0.377cm" svg:y2="5.224cm" svg:d="M2352 5224h-1975" svg:viewBox="0 0 1976 1">
          <text:p/>
        </draw:connector>
        <draw:connector draw:name="Łącznik prosty 58" draw:style-name="gr3" draw:text-style-name="P14" draw:layer="layout" draw:type="line" svg:x1="0.377cm" svg:y1="5.224cm" svg:x2="0.377cm" svg:y2="14.939cm" svg:d="M377 5224v9715" svg:viewBox="0 0 1 9716">
          <text:p/>
        </draw:connector>
        <draw:connector draw:name="Łącznik prosty ze strzałką 60" draw:style-name="gr4" draw:text-style-name="P14" draw:layer="layout" draw:type="line" svg:x1="0.377cm" svg:y1="14.775cm" svg:x2="3.329cm" svg:y2="14.775cm" svg:d="M377 14775h2952" svg:viewBox="0 0 2953 1">
          <text:p/>
        </draw:connector>
        <draw:connector draw:name="Łącznik prosty 62" draw:style-name="gr3" draw:text-style-name="P14" draw:layer="layout" draw:type="line" svg:x1="4.525cm" svg:y1="13.901cm" svg:x2="11.417cm" svg:y2="13.901cm" svg:d="M4525 13901h6892" svg:viewBox="0 0 6893 1">
          <text:p/>
        </draw:connector>
        <draw:connector draw:name="Łącznik prosty 64" draw:style-name="gr3" draw:text-style-name="P14" draw:layer="layout" draw:type="line" svg:x1="7.743cm" svg:y1="13.847cm" svg:x2="7.743cm" svg:y2="16.195cm" svg:d="M7743 13847v2348" svg:viewBox="0 0 1 2349">
          <text:p/>
        </draw:connector>
        <draw:custom-shape draw:name="pole tekstowe 67" draw:style-name="gr11" draw:text-style-name="P15" draw:layer="layout" svg:width="6.891cm" svg:height="1.433cm" svg:x="4.104cm" svg:y="13.192cm">
          <text:p text:style-name="P13"><text:span text:style-name="T11">Wn <text:s text:c="14"/>Kasa <text:s text:c="12"/>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71" draw:style-name="gr12" draw:text-style-name="P15" draw:layer="layout" svg:width="2.446cm" svg:height="0.756cm" svg:x="3.979cm" svg:y="14.776cm">
          <text:p text:style-name="P13"><text:span text:style-name="T12">Bo <text:s text:c="2"/>3 9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76" draw:style-name="gr5" draw:text-style-name="P14" draw:layer="layout" draw:type="line" svg:x1="31.538cm" svg:y1="3.575cm" svg:x2="32.173cm" svg:y2="3.575cm" svg:d="M31538 3575h635" svg:viewBox="0 0 636 1">
          <text:p/>
        </draw:connector>
        <draw:connector draw:name="Łącznik prosty 79" draw:style-name="gr3" draw:text-style-name="P14" draw:layer="layout" draw:type="line" svg:x1="32.173cm" svg:y1="3.575cm" svg:x2="32.173cm" svg:y2="8.039cm" svg:d="M32173 3575v4464" svg:viewBox="0 0 1 4465">
          <text:p/>
        </draw:connector>
        <draw:connector draw:name="Łącznik prosty 81" draw:style-name="gr3" draw:text-style-name="P14" draw:layer="layout" draw:type="line" svg:x1="19.855cm" svg:y1="7.772cm" svg:x2="27.694cm" svg:y2="7.772cm" svg:d="M19855 7772h7839" svg:viewBox="0 0 7840 1">
          <text:p/>
        </draw:connector>
        <draw:connector draw:name="Łącznik prosty 83" draw:style-name="gr3" draw:text-style-name="P14" draw:layer="layout" draw:type="line" svg:x1="23.733cm" svg:y1="7.772cm" svg:x2="23.733cm" svg:y2="9.525cm" svg:d="M23733 7772v1753" svg:viewBox="0 0 1 1754">
          <text:p/>
        </draw:connector>
        <draw:connector draw:name="Łącznik prosty 85" draw:style-name="gr3" draw:text-style-name="P14" draw:layer="layout" draw:type="line" svg:x1="32.173cm" svg:y1="7.772cm" svg:x2="32.173cm" svg:y2="8.857cm" svg:d="M32173 7772v1085" svg:viewBox="0 0 1 1086">
          <text:p/>
        </draw:connector>
        <draw:connector draw:name="Łącznik prosty ze strzałką 87" draw:style-name="gr4" draw:text-style-name="P14" draw:layer="layout" draw:type="line" svg:x1="32.173cm" svg:y1="8.857cm" svg:x2="29.715cm" svg:y2="8.857cm" svg:d="M32173 8857h-2458" svg:viewBox="0 0 2459 1">
          <text:p/>
        </draw:connector>
        <draw:custom-shape draw:name="pole tekstowe 89" draw:style-name="gr13" draw:text-style-name="P15" draw:layer="layout" svg:width="10.142cm" svg:height="0.841cm" svg:x="19.953cm" svg:y="6.918cm">
          <text:p text:style-name="P13"><text:span text:style-name="T11">Wn <text:s text:c="5"/>Kapitał udziałowy <text:s text:c="7"/>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90" draw:style-name="gr14" draw:text-style-name="P15" draw:layer="layout" svg:width="4.014cm" svg:height="0.756cm" svg:x="24.581cm" svg:y="8.439cm">
          <text:p text:style-name="P13"><text:span text:style-name="T12">2 100 <text:s text:c="6"/>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92" draw:style-name="gr3" draw:text-style-name="P14" draw:layer="layout" draw:type="line" svg:x1="31.513cm" svg:y1="4.565cm" svg:x2="32.938cm" svg:y2="4.535cm" svg:d="M31513 4565l1425-30" svg:viewBox="0 0 1426 31">
          <text:p/>
        </draw:connector>
        <draw:connector draw:name="Łącznik prosty 94" draw:style-name="gr3" draw:text-style-name="P14" draw:layer="layout" draw:type="line" svg:x1="32.938cm" svg:y1="4.442cm" svg:x2="32.938cm" svg:y2="10.792cm" svg:d="M32938 4442v6350" svg:viewBox="0 0 1 6351">
          <text:p/>
        </draw:connector>
        <draw:connector draw:name="Łącznik prosty 99" draw:style-name="gr3" draw:text-style-name="P14" draw:layer="layout" draw:type="line" svg:x1="32.938cm" svg:y1="11.857cm" svg:x2="32.938cm" svg:y2="12.536cm" svg:d="M32938 11857v679" svg:viewBox="0 0 1 680">
          <text:p/>
        </draw:connector>
        <draw:connector draw:name="Łącznik prosty ze strzałką 101" draw:style-name="gr4" draw:text-style-name="P14" draw:layer="layout" draw:type="line" svg:x1="32.938cm" svg:y1="12.536cm" svg:x2="30.096cm" svg:y2="12.536cm" svg:d="M32938 12536h-2842" svg:viewBox="0 0 2843 1">
          <text:p/>
        </draw:connector>
        <draw:connector draw:name="Łącznik prosty 103" draw:style-name="gr3" draw:text-style-name="P14" draw:layer="layout" draw:type="line" svg:x1="19.473cm" svg:y1="11.115cm" svg:x2="27.475cm" svg:y2="11.115cm" svg:d="M19473 11115h8002" svg:viewBox="0 0 8003 1">
          <text:p/>
        </draw:connector>
        <draw:connector draw:name="Łącznik prosty 105" draw:style-name="gr3" draw:text-style-name="P14" draw:layer="layout" draw:type="line" svg:x1="23.733cm" svg:y1="11.115cm" svg:x2="23.774cm" svg:y2="12.973cm" svg:d="M23733 11115l41 1858" svg:viewBox="0 0 42 1859">
          <text:p/>
        </draw:connector>
        <draw:custom-shape draw:name="pole tekstowe 107" draw:style-name="gr15" draw:text-style-name="P15" draw:layer="layout" svg:width="10.079cm" svg:height="0.841cm" svg:x="19.953cm" svg:y="9.937cm">
          <text:p text:style-name="P13"><text:span text:style-name="T11">Wn <text:s text:c="5"/>Kredyty bankowe <text:s text:c="6"/>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08" draw:style-name="gr16" draw:text-style-name="P15" draw:layer="layout" svg:width="4.014cm" svg:height="0.756cm" svg:x="24.581cm" svg:y="11.553cm">
          <text:p text:style-name="P13"><text:span text:style-name="T12">3 600 <text:s text:c="6"/>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13" draw:style-name="gr3" draw:text-style-name="P14" draw:layer="layout" draw:type="line" svg:x1="32.938cm" svg:y1="10.792cm" svg:x2="32.938cm" svg:y2="11.857cm" svg:d="M32938 10792v1065" svg:viewBox="0 0 1 1066">
          <text:p/>
        </draw:connector>
        <draw:connector draw:name="Łącznik prosty 115" draw:style-name="gr3" draw:text-style-name="P14" draw:layer="layout" draw:type="line" svg:x1="31.513cm" svg:y1="5.626cm" svg:x2="33.62cm" svg:y2="5.626cm" svg:d="M31513 5626h2107" svg:viewBox="0 0 2108 1">
          <text:p/>
        </draw:connector>
        <draw:connector draw:name="Łącznik prosty 117" draw:style-name="gr3" draw:text-style-name="P14" draw:layer="layout" draw:type="line" svg:x1="33.62cm" svg:y1="5.626cm" svg:x2="33.489cm" svg:y2="14.939cm" svg:d="M33620 5626l-131 9313" svg:viewBox="0 0 132 9314">
          <text:p/>
        </draw:connector>
        <draw:connector draw:name="Łącznik prosty ze strzałką 119" draw:style-name="gr4" draw:text-style-name="P14" draw:layer="layout" draw:type="line" svg:x1="33.554cm" svg:y1="15.021cm" svg:x2="30.288cm" svg:y2="15.021cm" svg:d="M33554 15021h-3266" svg:viewBox="0 0 3267 1">
          <text:p/>
        </draw:connector>
        <draw:connector draw:name="Łącznik prosty 121" draw:style-name="gr3" draw:text-style-name="P14" draw:layer="layout" draw:type="line" svg:x1="19.473cm" svg:y1="13.847cm" svg:x2="27.475cm" svg:y2="13.847cm" svg:d="M19473 13847h8002" svg:viewBox="0 0 8003 1">
          <text:p/>
        </draw:connector>
        <draw:connector draw:name="Łącznik prosty 123" draw:style-name="gr3" draw:text-style-name="P14" draw:layer="layout" draw:type="line" svg:x1="23.754cm" svg:y1="13.847cm" svg:x2="23.754cm" svg:y2="16.004cm" svg:d="M23754 13847v2157" svg:viewBox="0 0 1 2158">
          <text:p/>
        </draw:connector>
        <draw:custom-shape draw:name="pole tekstowe 125" draw:style-name="gr17" draw:text-style-name="P15" draw:layer="layout" svg:width="10.789cm" svg:height="0.841cm" svg:x="18.972cm" svg:y="12.957cm">
          <text:p text:style-name="P13"><text:span text:style-name="T11">Wn <text:s text:c="2"/>Zobowiązania wobec dostawców <text:s text:c="2"/>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26" draw:style-name="gr18" draw:text-style-name="P15" draw:layer="layout" svg:width="3.809cm" svg:height="0.756cm" svg:x="24.226cm" svg:y="14.393cm">
          <text:p text:style-name="P13"><text:span text:style-name="T12"><text:s/></text:span><text:span text:style-name="T12">2 350 <text:s text:c="7"/>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usty">
        <draw:connector draw:name="Łącznik prosty 2" draw:style-name="gr3" draw:text-style-name="P14" draw:layer="layout" draw:type="line" svg:x1="5.573cm" svg:y1="2.934cm" svg:x2="26.213cm" svg:y2="2.934cm" svg:d="M5573 2934h20640" svg:viewBox="0 0 20641 1">
          <text:p/>
        </draw:connector>
        <draw:custom-shape draw:name="pole tekstowe 3" draw:style-name="gr19" draw:text-style-name="P16" draw:layer="layout" svg:width="19.702cm" svg:height="1.011cm" svg:x="5.968cm" svg:y="0.69cm">
          <text:p text:style-name="P12"><text:span text:style-name="T13">Funkcjonowanie kont aktywów ( konto aktywne 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" draw:style-name="gr20" draw:text-style-name="P16" draw:layer="layout" svg:width="18.297cm" svg:height="1.011cm" svg:x="5.573cm" svg:y="1.716cm">
          <text:p text:style-name="P12"><text:span text:style-name="T13">Wn ( Dt) <text:s text:c="21"/>Nazwa konta/ Symbol <text:s text:c="15"/>Ma ( Ct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6" draw:style-name="gr3" draw:text-style-name="P14" draw:layer="layout" draw:type="line" svg:x1="15.585cm" svg:y1="2.934cm" svg:x2="15.585cm" svg:y2="13.39cm" svg:d="M15585 2934v10456" svg:viewBox="0 0 1 10457">
          <text:p/>
        </draw:connector>
        <draw:custom-shape draw:name="pole tekstowe 7" draw:style-name="gr21" draw:text-style-name="P15" draw:layer="layout" svg:width="9.789cm" svg:height="1.011cm" svg:x="4.34cm" svg:y="3.6cm">
          <text:p text:style-name="P13"><text:span text:style-name="T13">Bilans otwarcia ( Bo) <text:s text:c="6"/>5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8" draw:style-name="gr22" draw:text-style-name="P15" draw:layer="layout" svg:width="9.074cm" svg:height="1.011cm" svg:x="4.168cm" svg:y="5.425cm">
          <text:p text:style-name="P13"><text:span text:style-name="T13"><text:s/></text:span><text:span text:style-name="T13">Zwiększenia stanu ( + ) <text:s text:c="3"/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0" draw:style-name="gr3" draw:text-style-name="P14" draw:layer="layout" draw:type="line" svg:x1="5.967cm" svg:y1="7.718cm" svg:x2="25.917cm" svg:y2="7.718cm" svg:d="M5967 7718h19950" svg:viewBox="0 0 19951 1">
          <text:p/>
        </draw:connector>
        <draw:custom-shape draw:name="pole tekstowe 11" draw:style-name="gr23" draw:text-style-name="P15" draw:layer="layout" svg:width="12.395cm" svg:height="1.011cm" svg:x="2.622cm" svg:y="8.138cm">
          <text:p text:style-name="P13"><text:span text:style-name="T13"><text:s/></text:span><text:span text:style-name="T13">Obrót Wn ( Dt- debetowy <text:s/>) <text:s text:c="3"/>550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2" draw:style-name="gr24" draw:text-style-name="P15" draw:layer="layout" svg:width="12.313cm" svg:height="1.773cm" svg:x="16.226cm" svg:y="5.425cm">
          <text:p text:style-name="P13"><text:span text:style-name="T13"><text:s text:c="4"/></text:span><text:span text:style-name="T13">210 <text:s text:c="16"/>Zmniejszenia stanu ( - ) <text:s text:c="3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4" draw:style-name="gr25" draw:text-style-name="P15" draw:layer="layout" svg:width="13.843cm" svg:height="1.011cm" svg:x="16.226cm" svg:y="8.138cm">
          <text:p text:style-name="P13"><text:span text:style-name="T13"><text:s text:c="4"/></text:span><text:span text:style-name="T13">210 <text:s text:c="15"/>Obrót Ma ( Ct –kredytowy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5" draw:style-name="gr26" draw:text-style-name="P15" draw:layer="layout" svg:width="16.168cm" svg:height="1.011cm" svg:x="7.702cm" svg:y="9.723cm">
          <text:p text:style-name="P13"><text:span text:style-name="T13">Obrót Wn minus Obrót Ma ( 550 – 210 = 34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6" draw:style-name="gr27" draw:text-style-name="P15" draw:layer="layout" svg:width="20.646cm" svg:height="2.617cm" svg:x="5.271cm" svg:y="10.749cm">
          <text:p text:style-name="P13"><text:span text:style-name="T11">Stan końcowy – zwany saldem końcowym ( Skrót – Sk) <text:s/>, który oblicza się poprzez odjęcie od większej sumy obrotów zaksięgowanych po jednej stronie konta mniejszej sumy obrotów z drugiej strony kon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20" draw:style-name="gr3" draw:text-style-name="P14" draw:layer="layout" draw:type="line" svg:x1="15.585cm" svg:y1="13.027cm" svg:x2="15.585cm" svg:y2="15.704cm" svg:d="M15585 13027v2677" svg:viewBox="0 0 1 2678">
          <text:p/>
        </draw:connector>
        <draw:custom-shape draw:name="pole tekstowe 21" draw:style-name="gr28" draw:text-style-name="P15" draw:layer="layout" svg:width="15.13cm" svg:height="2.535cm" svg:x="16.933cm" svg:y="12.482cm">
          <text:p text:style-name="P13"><text:span text:style-name="T13">340 <text:s text:c="13"/>Saldo końcowe ( Sk) <text:s/>debetowe ( Wn ) - </text:span><text:span text:style-name="T11">zapis po stronie wskazującej niższy obrót </text:span></text:p>
          <text:p text:style-name="P13"><text:span text:style-name="T1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23" draw:style-name="gr3" draw:text-style-name="P14" draw:layer="layout" draw:type="line" svg:x1="3.413cm" svg:y1="14.13cm" svg:x2="27.422cm" svg:y2="14.294cm" svg:d="M3413 14130l24009 164" svg:viewBox="0 0 24010 165">
          <text:p/>
        </draw:connector>
        <draw:custom-shape draw:name="pole tekstowe 24" draw:style-name="gr29" draw:text-style-name="P15" draw:layer="layout" svg:width="13.136cm" svg:height="0.841cm" svg:x="0.355cm" svg:y="14.424cm">
          <text:p text:style-name="P13"><text:span text:style-name="T11"><text:s text:c="13"/></text:span><text:span text:style-name="T11">Suma kontrolna zbilansowania konta <text:s text:c="5"/>5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5" draw:style-name="gr30" draw:text-style-name="P15" draw:layer="layout" svg:width="14.225cm" svg:height="0.841cm" svg:x="16.226cm" svg:y="14.32cm">
          <text:p text:style-name="P13"><text:span text:style-name="T11"><text:s text:c="5"/></text:span><text:span text:style-name="T11">550 <text:s text:c="19"/>Suma kontrolna zbilansowania kon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27" draw:style-name="gr3" draw:text-style-name="P14" draw:layer="layout" draw:type="line" svg:x1="8.22cm" svg:y1="15.278cm" svg:x2="22.887cm" svg:y2="15.278cm" svg:d="M8220 15278h14667" svg:viewBox="0 0 14668 1">
          <text:p/>
        </draw:connector>
        <draw:connector draw:name="Łącznik prosty 29" draw:style-name="gr3" draw:text-style-name="P14" draw:layer="layout" draw:type="line" svg:x1="8.705cm" svg:y1="15.704cm" svg:x2="22.723cm" svg:y2="15.704cm" svg:d="M8705 15704h14018" svg:viewBox="0 0 14019 1">
          <text:p/>
        </draw:connecto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BEATA MIŁOWSKA</dc:creator>
          <dc:date>2022-02-12T21:03:14.161000000</dc:date>
          <text:p>obrót Wn minus obrót Ma ( 550 minus 210 = 340 )</text:p>
        </officeooo:annotation>
      </draw:page>
      <draw:page draw:name="page6" draw:style-name="dp1" draw:master-page-name="Pusty">
        <draw:connector draw:name="Łącznik prosty 2" draw:style-name="gr3" draw:text-style-name="P14" draw:layer="layout" draw:type="line" svg:x1="5.573cm" svg:y1="2.934cm" svg:x2="26.213cm" svg:y2="2.934cm" svg:d="M5573 2934h20640" svg:viewBox="0 0 20641 1">
          <text:p/>
        </draw:connector>
        <draw:custom-shape draw:name="pole tekstowe 3" draw:style-name="gr31" draw:text-style-name="P16" draw:layer="layout" svg:width="19.702cm" svg:height="1.011cm" svg:x="5.968cm" svg:y="0.69cm">
          <text:p text:style-name="P12"><text:span text:style-name="T13">Funkcjonowanie kont pasywnych ( konto pasywne 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" draw:style-name="gr32" draw:text-style-name="P16" draw:layer="layout" svg:width="18.297cm" svg:height="1.011cm" svg:x="5.573cm" svg:y="1.716cm">
          <text:p text:style-name="P12"><text:span text:style-name="T13">Wn ( Dt) <text:s text:c="21"/>Nazwa konta/ Symbol <text:s text:c="15"/>Ma ( Ct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6" draw:style-name="gr3" draw:text-style-name="P14" draw:layer="layout" draw:type="line" svg:x1="15.585cm" svg:y1="2.934cm" svg:x2="15.585cm" svg:y2="13.39cm" svg:d="M15585 2934v10456" svg:viewBox="0 0 1 10457">
          <text:p/>
        </draw:connector>
        <draw:custom-shape draw:name="pole tekstowe 8" draw:style-name="gr33" draw:text-style-name="P15" draw:layer="layout" svg:width="11.096cm" svg:height="1.011cm" svg:x="3.058cm" svg:y="5.425cm">
          <text:p text:style-name="P13"><text:span text:style-name="T13"><text:s/></text:span><text:span text:style-name="T13">Zmniejszenia stanu ( - ) <text:s text:c="10"/>2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0" draw:style-name="gr3" draw:text-style-name="P14" draw:layer="layout" draw:type="line" svg:x1="5.967cm" svg:y1="7.718cm" svg:x2="25.917cm" svg:y2="7.718cm" svg:d="M5967 7718h19950" svg:viewBox="0 0 19951 1">
          <text:p/>
        </draw:connector>
        <draw:custom-shape draw:name="pole tekstowe 11" draw:style-name="gr34" draw:text-style-name="P15" draw:layer="layout" svg:width="12.962cm" svg:height="1.011cm" svg:x="2.622cm" svg:y="8.138cm">
          <text:p text:style-name="P13"><text:span text:style-name="T13"><text:s/></text:span><text:span text:style-name="T13">Obrót Wn ( Dt- debetowy <text:s/>) <text:s text:c="8"/>250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2" draw:style-name="gr35" draw:text-style-name="P15" draw:layer="layout" svg:width="12.313cm" svg:height="1.773cm" svg:x="16.226cm" svg:y="5.425cm">
          <text:p text:style-name="P13"><text:span text:style-name="T13"><text:s text:c="4"/></text:span><text:span text:style-name="T13">150 <text:s text:c="16"/>Zwiększenia stanu ( + ) <text:s text:c="3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4" draw:style-name="gr36" draw:text-style-name="P15" draw:layer="layout" svg:width="13.843cm" svg:height="1.011cm" svg:x="16.226cm" svg:y="8.138cm">
          <text:p text:style-name="P13"><text:span text:style-name="T13"><text:s/></text:span><text:span text:style-name="T13">1 150 <text:s text:c="15"/>Obrót Ma ( Ct –kredytowy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5" draw:style-name="gr37" draw:text-style-name="P15" draw:layer="layout" svg:width="16.168cm" svg:height="1.011cm" svg:x="7.702cm" svg:y="9.723cm">
          <text:p text:style-name="P13"><text:span text:style-name="T13">Obrót Ma minus Obrót Wn ( 1 150 – 250 = 9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6" draw:style-name="gr38" draw:text-style-name="P15" draw:layer="layout" svg:width="20.646cm" svg:height="1.855cm" svg:x="5.271cm" svg:y="10.749cm">
          <text:p text:style-name="P13"><text:span text:style-name="T12">Stan końcowy – zwany saldem końcowym ( Skrót – Sk) <text:s/>, który oblicza się poprzez odjęcie od większej sumy obrotów zaksięgowanych po jednej stronie konta mniejszej sumy obrotów z drugiej strony kon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20" draw:style-name="gr3" draw:text-style-name="P14" draw:layer="layout" draw:type="line" svg:x1="15.585cm" svg:y1="13.027cm" svg:x2="15.585cm" svg:y2="15.704cm" svg:d="M15585 13027v2677" svg:viewBox="0 0 1 2678">
          <text:p/>
        </draw:connector>
        <draw:connector draw:name="Łącznik prosty 23" draw:style-name="gr3" draw:text-style-name="P14" draw:layer="layout" draw:type="line" svg:x1="4.861cm" svg:y1="13.929cm" svg:x2="28.95cm" svg:y2="13.929cm" svg:d="M4861 13929h24089" svg:viewBox="0 0 24090 1">
          <text:p/>
        </draw:connector>
        <draw:custom-shape draw:name="pole tekstowe 24" draw:style-name="gr39" draw:text-style-name="P15" draw:layer="layout" svg:width="13.136cm" svg:height="0.841cm" svg:x="0.355cm" svg:y="14.424cm">
          <text:p text:style-name="P13"><text:span text:style-name="T11"><text:s text:c="13"/></text:span><text:span text:style-name="T11">Suma kontrolna zbilansowania konta <text:s text:c="8"/>1 1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5" draw:style-name="gr40" draw:text-style-name="P15" draw:layer="layout" svg:width="14.225cm" svg:height="0.841cm" svg:x="16.226cm" svg:y="14.32cm">
          <text:p text:style-name="P13"><text:span text:style-name="T11"><text:s text:c="4"/></text:span><text:span text:style-name="T11">1 150 <text:s text:c="19"/>Suma kontrolna zbilansowania kon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27" draw:style-name="gr3" draw:text-style-name="P14" draw:layer="layout" draw:type="line" svg:x1="8.22cm" svg:y1="15.278cm" svg:x2="22.887cm" svg:y2="15.278cm" svg:d="M8220 15278h14667" svg:viewBox="0 0 14668 1">
          <text:p/>
        </draw:connector>
        <draw:connector draw:name="Łącznik prosty 29" draw:style-name="gr3" draw:text-style-name="P14" draw:layer="layout" draw:type="line" svg:x1="8.705cm" svg:y1="15.704cm" svg:x2="22.723cm" svg:y2="15.704cm" svg:d="M8705 15704h14018" svg:viewBox="0 0 14019 1">
          <text:p/>
        </draw:connector>
        <draw:custom-shape draw:name="pole tekstowe 1" draw:style-name="gr41" draw:text-style-name="P15" draw:layer="layout" svg:width="11.811cm" svg:height="1.773cm" svg:x="16.226cm" svg:y="3.304cm">
          <text:p text:style-name="P13"><text:span text:style-name="T13">1 000 <text:s text:c="17"/>Bilans otwarcia ( Bo) 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3" draw:style-name="gr42" draw:text-style-name="P15" draw:layer="layout" svg:width="15.338cm" svg:height="1.773cm" svg:x="0cm" svg:y="12.083cm">
          <text:p text:style-name="P13"><text:span text:style-name="T13">Saldo końcowe ( Sk) <text:s/>kredytowe <text:s/>( Ma ) <text:s text:c="3"/>900</text:span></text:p>
          <text:p text:style-name="P13"><text:span text:style-name="T13">- </text:span><text:span text:style-name="T11">zapis po stronie wskazującej niższy obró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apamiętaj !" draw:style-name="dp1" draw:master-page-name="Nagłówek_20_sekcji">
        <draw:frame draw:name="Tytuł 1" presentation:style-name="pr9" draw:text-style-name="P17" draw:layer="layout" svg:width="29.209cm" svg:height="1.938cm" svg:x="2.311cm" svg:y="2.377cm" presentation:class="title" presentation:user-transformed="true">
          <draw:text-box>
            <text:p text:style-name="P1"><text:span text:style-name="T14">Zapamiętaj !</text:span></text:p>
          </draw:text-box>
        </draw:frame>
        <draw:frame draw:name="Symbol zastępczy tekstu 2" presentation:style-name="pr10" draw:text-style-name="P18" draw:layer="layout" svg:width="29.209cm" svg:height="11.145cm" svg:x="2.311cm" svg:y="4.907cm" presentation:class="outline" presentation:user-transformed="true">
          <draw:text-box>
            <text:p text:style-name="P10"><text:span text:style-name="T15">Na koncie aktywnym możliwe są dwie sytuacje :</text:span></text:p>
            <text:list text:style-name="L14">
              <text:list-item>
                <text:p text:style-name="P10"><text:span text:style-name="T16">obrót Wn ( Dt ) <text:s/>większy od obrotu Ma ( Ct ) – wówczas saldo jest saldem debetowym ,</text:span></text:p>
              </text:list-item>
              <text:list-item>
                <text:p text:style-name="P10"><text:span text:style-name="T16">obrót Wn ( Dt ) = obrót Ma ( Ct ) – wówczas występuje saldo zerowe.</text:span></text:p>
              </text:list-item>
            </text:list>
            <text:p text:style-name="P10"><text:span text:style-name="T16"/></text:p>
            <text:p text:style-name="P10"><text:span text:style-name="T15">Na koncie pasywnym możliwe są dwie sytuacje :</text:span></text:p>
            <text:list text:continue-numbering="true" text:style-name="L14">
              <text:list-item>
                <text:p text:style-name="P10"><text:span text:style-name="T16">obrót Ma ( Ct ) <text:s/>większy od obrotu Wn <text:s/>( Dt ) – wówczas saldo jest saldem kredytowym ,</text:span></text:p>
              </text:list-item>
              <text:list-item>
                <text:p text:style-name="P10"><text:span text:style-name="T16">obrót Ma ( Ct ) = obrót Wn <text:s/>( Dt ) – wówczas występuje saldo zerowe.</text:span></text:p>
              </text:list-item>
            </text:list>
            <text:p text:style-name="P10"><text:span text:style-name="T16"/></text:p>
            <text:p text:style-name="P10"><text:span text:style-name="T16">Konto pasywne jest lustrzanym odbiciem konta aktywnego</text:span></text:p>
            <text:p text:style-name="P10"><text:span text:style-name="T16"/></text:p>
            <text:p text:style-name="P10"><text:span text:style-name="T16">Zwiększenia stanu konta zapisywane są po tej samej stronie konta co salda początkow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kcjonowanie kont aktywnych " draw:style-name="dp1" draw:master-page-name="Nagłówek_20_sekcji">
        <draw:frame draw:name="Tytuł 1" presentation:style-name="pr12" draw:text-style-name="P17" draw:layer="layout" svg:width="29.209cm" svg:height="0.936cm" svg:x="2.311cm" svg:y="1.184cm" presentation:class="title" presentation:user-transformed="true">
          <draw:text-box>
            <text:p text:style-name="P1"><text:span text:style-name="T17">Funkcjonowanie kont aktywnych </text:span></text:p>
          </draw:text-box>
        </draw:frame>
        <draw:frame draw:name="Symbol zastępczy tekstu 2" presentation:style-name="pr10" draw:text-style-name="P18" draw:layer="layout" svg:width="29.209cm" svg:height="15.19cm" svg:x="2.311cm" svg:y="2.121cm" presentation:class="outline" presentation:user-transformed="true">
          <draw:text-box>
            <text:p text:style-name="P10"><text:span text:style-name="T12">Założenia:</text:span></text:p>
            <text:p text:style-name="P10"><text:span text:style-name="T12">W bilansie zamknięcia roku ubiegłego stan konta o nazwie ” Materiały „ wynosi 32 000 zł.</text:span></text:p>
            <text:p text:style-name="P10"><text:span text:style-name="T12">W styczniu bieżącego roku wystąpiły operacje gospodarcze, w wyniku których zmieniał się stan magazynu materiałów:</text:span></text:p>
          </draw:text-box>
        </draw:frame>
        <draw:frame draw:name="Tabela 4" draw:style-name="standard" draw:layer="layout" svg:width="32.13cm" svg:height="3.527cm" svg:x="0.888cm" svg:y="5.006cm">
          <table:table>
            <table:table-column table:style-name="co2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3"><text:span text:style-name="T18">Lp.</text:span></text:p>
              </table:table-cell>
              <table:table-cell>
                <text:p text:style-name="P13"><text:span text:style-name="T19">Treść operacji</text:span></text:p>
              </table:table-cell>
              <table:table-cell>
                <text:p text:style-name="P13"><text:span text:style-name="T19">Wartość</text:span></text:p>
              </table:table-cell>
            </table:table-row>
            <table:table-row table:style-name="ro5" table:default-cell-style-name="ce2">
              <table:table-cell>
                <text:p text:style-name="P13"><text:span text:style-name="T20">1.</text:span></text:p>
              </table:table-cell>
              <table:table-cell>
                <text:p text:style-name="P13"><text:span text:style-name="T20">Przyjęto do magazynu zakupione materiały ( dowód PZ )</text:span></text:p>
              </table:table-cell>
              <table:table-cell>
                <text:p text:style-name="P19"><text:span text:style-name="T20">2 000</text:span></text:p>
              </table:table-cell>
            </table:table-row>
            <table:table-row table:style-name="ro5" table:default-cell-style-name="ce3">
              <table:table-cell>
                <text:p text:style-name="P13"><text:span text:style-name="T20">2.</text:span></text:p>
              </table:table-cell>
              <table:table-cell>
                <text:p text:style-name="P13"><text:span text:style-name="T20">Wydano materiały do zużycia w produkcji <text:s text:c="3"/>( dowód Rw ) </text:span></text:p>
              </table:table-cell>
              <table:table-cell>
                <text:p text:style-name="P19"><text:span text:style-name="T20">3 000</text:span></text:p>
              </table:table-cell>
            </table:table-row>
            <table:table-row table:style-name="ro5" table:default-cell-style-name="ce2">
              <table:table-cell>
                <text:p text:style-name="P13"><text:span text:style-name="T20">3.</text:span></text:p>
              </table:table-cell>
              <table:table-cell>
                <text:p text:style-name="P13"><text:span text:style-name="T20">Wydano sprzedane materiały ( dowód Wz ) </text:span></text:p>
              </table:table-cell>
              <table:table-cell>
                <text:p text:style-name="P19"><text:span text:style-name="T20">1 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pole tekstowe 4" draw:style-name="gr43" draw:text-style-name="P15" draw:layer="layout" svg:width="31.687cm" svg:height="2.109cm" svg:x="1.332cm" svg:y="9.05cm">
          <text:p text:style-name="P13"><text:span text:style-name="T21">Polecenia do wykonania:</text:span></text:p>
          <text:list text:style-name="L18">
            <text:list-item>
              <text:p text:style-name="P13"><text:span text:style-name="T21">Otwórz konto „Materiały„</text:span></text:p>
            </text:list-item>
            <text:list-item>
              <text:p text:style-name="P13"><text:span text:style-name="T21">Przedstaw zapis zmian w stanie materiałów na koncie „ Materiały „</text:span></text:p>
            </text:list-item>
            <text:list-item>
              <text:p text:style-name="P13"><text:span text:style-name="T21">Zamknij kon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8" draw:style-name="gr3" draw:text-style-name="P14" draw:layer="layout" draw:type="line" svg:x1="7.348cm" svg:y1="11.738cm" svg:x2="23.081cm" svg:y2="11.738cm" svg:d="M7348 11738h15733" svg:viewBox="0 0 15734 1">
          <text:p/>
        </draw:connector>
        <draw:custom-shape draw:name="pole tekstowe 9" draw:style-name="gr44" draw:text-style-name="P15" draw:layer="layout" svg:width="14.869cm" svg:height="0.841cm" svg:x="7.743cm" svg:y="10.924cm">
          <text:p text:style-name="P13"><text:span text:style-name="T11">Wn ( Dt ) <text:s text:c="27"/>Materiały <text:s text:c="21"/>Ma ( Ct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1" draw:style-name="gr3" draw:text-style-name="P14" draw:layer="layout" draw:type="line" svg:x1="14.549cm" svg:y1="11.738cm" svg:x2="14.549cm" svg:y2="16.571cm" svg:d="M14549 11738v4833" svg:viewBox="0 0 1 4834">
          <text:p/>
        </draw:connector>
        <draw:custom-shape draw:name="pole tekstowe 12" draw:style-name="gr45" draw:text-style-name="P15" draw:layer="layout" svg:width="6.337cm" svg:height="0.841cm" svg:x="7.743cm" svg:y="11.95cm">
          <text:p text:style-name="P13"><text:span text:style-name="T11">Sp) <text:s text:c="15"/>32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4" draw:style-name="gr46" draw:text-style-name="P15" draw:layer="layout" svg:width="6.534cm" svg:height="0.841cm" svg:x="7.743cm" svg:y="13.021cm">
          <text:p text:style-name="P13"><text:span text:style-name="T11">1) <text:s text:c="10"/>( + ) <text:s/>2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5" draw:style-name="gr47" draw:text-style-name="P15" draw:layer="layout" svg:width="7.446cm" svg:height="1.011cm" svg:x="15.166cm" svg:y="11.95cm">
          <text:p text:style-name="P13"><text:span text:style-name="T13"><text:s text:c="6"/></text:span><text:span text:style-name="T13">( - <text:s/>) <text:s text:c="3"/></text:span><text:span text:style-name="T11">3 000 <text:s text:c="7"/>(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6" draw:style-name="gr48" draw:text-style-name="P15" draw:layer="layout" svg:width="5.917cm" svg:height="0.841cm" svg:x="15.832cm" svg:y="13.017cm">
          <text:p text:style-name="P13"><text:span text:style-name="T11"><text:s text:c="4"/></text:span><text:span text:style-name="T11">( - ) <text:s text:c="6"/>1 000 <text:s text:c="8"/>(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8" draw:style-name="gr3" draw:text-style-name="P14" draw:layer="layout" draw:type="line" svg:x1="7.348cm" svg:y1="14.105cm" svg:x2="22.416cm" svg:y2="14.105cm" svg:d="M7348 14105h15068" svg:viewBox="0 0 15069 1">
          <text:p/>
        </draw:connector>
        <draw:custom-shape draw:name="pole tekstowe 19" draw:style-name="gr49" draw:text-style-name="P15" draw:layer="layout" svg:width="8.433cm" svg:height="0.756cm" svg:x="5.746cm" svg:y="14.109cm">
          <text:p text:style-name="P13"><text:span text:style-name="T12"><text:s text:c="3"/></text:span><text:span text:style-name="T12">Obrót Wn ( Dt ) <text:s text:c="15"/>34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0" draw:style-name="gr50" draw:text-style-name="P15" draw:layer="layout" svg:width="9.099cm" svg:height="0.756cm" svg:x="14.821cm" svg:y="14.256cm">
          <text:p text:style-name="P13"><text:span text:style-name="T12"><text:s text:c="26"/></text:span><text:span text:style-name="T12">4 000 <text:s text:c="4"/>Obrót Ma ( Ct )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1" draw:style-name="gr51" draw:text-style-name="P15" draw:layer="layout" svg:width="10.916cm" svg:height="1.011cm" svg:x="14.081cm" svg:y="14.79cm">
          <text:p text:style-name="P13"><text:span text:style-name="T13"><text:s text:c="3"/></text:span><text:span text:style-name="T22">saldo końcowe Wn ( Dt ) </text:span><text:span text:style-name="T12">30 000 <text:s text:c="16"/>( 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23" draw:style-name="gr3" draw:text-style-name="P14" draw:layer="layout" draw:type="line" svg:x1="6.485cm" svg:y1="15.815cm" svg:x2="22.465cm" svg:y2="15.815cm" svg:d="M6485 15815h15980" svg:viewBox="0 0 15981 1">
          <text:p/>
        </draw:connector>
        <draw:connector draw:name="Łącznik prosty 27" draw:style-name="gr3" draw:text-style-name="P14" draw:layer="layout" draw:type="line" svg:x1="14.549cm" svg:y1="16.399cm" svg:x2="14.549cm" svg:y2="16.793cm" svg:d="M14549 16399v394" svg:viewBox="0 0 1 395">
          <text:p/>
        </draw:connector>
        <draw:custom-shape draw:name="pole tekstowe 28" draw:style-name="gr52" draw:text-style-name="P15" draw:layer="layout" svg:width="9.148cm" svg:height="0.756cm" svg:x="7.558cm" svg:y="15.773cm">
          <text:p text:style-name="P13"><text:span text:style-name="T12">Suma kontrolna <text:s/>34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9" draw:style-name="gr53" draw:text-style-name="P15" draw:layer="layout" svg:width="7.915cm" svg:height="0.756cm" svg:x="15.972cm" svg:y="15.662cm">
          <text:p text:style-name="P13"><text:span text:style-name="T12"><text:s text:c="16"/></text:span><text:span text:style-name="T12">34 000 <text:s text:c="5"/>Suma kontrol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31" draw:style-name="gr3" draw:text-style-name="P14" draw:layer="layout" draw:type="line" svg:x1="9.198cm" svg:y1="16.542cm" svg:x2="19.93cm" svg:y2="16.596cm" svg:d="M9198 16542l10732 54" svg:viewBox="0 0 10733 55">
          <text:p/>
        </draw:connector>
        <draw:connector draw:name="Łącznik prosty 33" draw:style-name="gr3" draw:text-style-name="P14" draw:layer="layout" draw:type="line" svg:x1="9.74cm" svg:y1="16.742cm" svg:x2="19.752cm" svg:y2="16.823cm" svg:d="M9740 16742l10012 81" svg:viewBox="0 0 10013 82">
          <text:p/>
        </draw:connector>
        <draw:frame draw:style-name="gr54" draw:text-style-name="P20" draw:layer="layout" svg:width="10.082cm" svg:height="2.064cm" svg:x="14.291cm" svg:y="8.704cm">
          <draw:text-box>
            <text:p><text:span text:style-name="T1">bilansowyc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kcjonowanie kont pasywnych " draw:style-name="dp1" draw:master-page-name="Nagłówek_20_sekcji">
        <draw:frame draw:name="Tytuł 1" presentation:style-name="pr12" draw:text-style-name="P17" draw:layer="layout" svg:width="29.209cm" svg:height="0.936cm" svg:x="2.311cm" svg:y="1.184cm" presentation:class="title" presentation:user-transformed="true">
          <draw:text-box>
            <text:p text:style-name="P1"><text:span text:style-name="T17">Funkcjonowanie kont pasywnych </text:span></text:p>
          </draw:text-box>
        </draw:frame>
        <draw:frame draw:name="Symbol zastępczy tekstu 2" presentation:style-name="pr10" draw:text-style-name="P18" draw:layer="layout" svg:width="29.209cm" svg:height="15.19cm" svg:x="2.311cm" svg:y="2.121cm" presentation:class="outline" presentation:user-transformed="true">
          <draw:text-box>
            <text:p text:style-name="P10"><text:span text:style-name="T12">Założenia:</text:span></text:p>
            <text:p text:style-name="P10"><text:span text:style-name="T12">W bilansie zamknięcia roku ubiegłego stan konta o nazwie ” Zobowiązania wobec dostawców „ wynosi 24 000 zł.</text:span></text:p>
            <text:p text:style-name="P10"><text:span text:style-name="T12">W styczniu bieżącego roku wystąpiły operacje gospodarcze, w wyniku których zmieniał się stan zobowiązań wobec dostawców</text:span></text:p>
          </draw:text-box>
        </draw:frame>
        <draw:frame draw:name="Tabela 4" draw:style-name="standard" draw:layer="layout" svg:width="32.13cm" svg:height="3.544cm" svg:x="0.888cm" svg:y="5.006cm">
          <table:table>
            <table:table-column table:style-name="co2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3"><text:span text:style-name="T18">Lp.</text:span></text:p>
              </table:table-cell>
              <table:table-cell>
                <text:p text:style-name="P13"><text:span text:style-name="T19">Treść operacji</text:span></text:p>
              </table:table-cell>
              <table:table-cell>
                <text:p text:style-name="P13"><text:span text:style-name="T19">Wartość</text:span></text:p>
              </table:table-cell>
            </table:table-row>
            <table:table-row table:style-name="ro6" table:default-cell-style-name="ce2">
              <table:table-cell>
                <text:p text:style-name="P13"><text:span text:style-name="T20">1.</text:span></text:p>
              </table:table-cell>
              <table:table-cell>
                <text:p text:style-name="P13"><text:span text:style-name="T10">Spłacono gotówką zobowiązanie wobec dostawcy „ X „ ( dowód- faktura, dowód kasowy- KW)</text:span></text:p>
              </table:table-cell>
              <table:table-cell>
                <text:p text:style-name="P19"><text:span text:style-name="T20">2 000</text:span></text:p>
              </table:table-cell>
            </table:table-row>
            <table:table-row table:style-name="ro5" table:default-cell-style-name="ce3">
              <table:table-cell>
                <text:p text:style-name="P13"><text:span text:style-name="T20">2.</text:span></text:p>
              </table:table-cell>
              <table:table-cell>
                <text:p text:style-name="P13"><text:span text:style-name="T10">Spłacono przelewem zobowiązanie wobec dostawcy „ Z „ ( dowód –WB )</text:span></text:p>
              </table:table-cell>
              <table:table-cell>
                <text:p text:style-name="P19"><text:span text:style-name="T20">12 000</text:span></text:p>
              </table:table-cell>
            </table:table-row>
            <table:table-row table:style-name="ro5" table:default-cell-style-name="ce2">
              <table:table-cell>
                <text:p text:style-name="P13"><text:span text:style-name="T20">3.</text:span></text:p>
              </table:table-cell>
              <table:table-cell>
                <text:p text:style-name="P13"><text:span text:style-name="T10">Przyjęto do magazynu zakupione materiały, termin płatności 14 dni (dowód faktura ) </text:span></text:p>
              </table:table-cell>
              <table:table-cell>
                <text:p text:style-name="P19"><text:span text:style-name="T20">1 0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pole tekstowe 4" draw:style-name="gr55" draw:text-style-name="P15" draw:layer="layout" svg:width="31.687cm" svg:height="2.109cm" svg:x="1.332cm" svg:y="9.174cm">
          <text:p text:style-name="P13"><text:span text:style-name="T21">Polecenia do wykonania:</text:span></text:p>
          <text:list text:style-name="L18">
            <text:list-item>
              <text:p text:style-name="P13"><text:span text:style-name="T21">Otwórz konto „Zobowiązania wobec dostawców „</text:span></text:p>
            </text:list-item>
            <text:list-item>
              <text:p text:style-name="P13"><text:span text:style-name="T21">Przedstaw zapis zmian w stanie materiałów na koncie „ Zobowiązania wobec dostawców „</text:span></text:p>
            </text:list-item>
            <text:list-item>
              <text:p text:style-name="P13"><text:span text:style-name="T21">Zamknij kon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8" draw:style-name="gr3" draw:text-style-name="P14" draw:layer="layout" draw:type="line" svg:x1="7.348cm" svg:y1="11.738cm" svg:x2="23.081cm" svg:y2="11.738cm" svg:d="M7348 11738h15733" svg:viewBox="0 0 15734 1">
          <text:p/>
        </draw:connector>
        <draw:custom-shape draw:name="pole tekstowe 9" draw:style-name="gr56" draw:text-style-name="P15" draw:layer="layout" svg:width="14.869cm" svg:height="0.714cm" svg:x="7.743cm" svg:y="10.924cm">
          <text:p text:style-name="P13"><text:span text:style-name="T21">Wn ( Dt ) <text:s text:c="27"/>Zobowiązania wobec dostawców <text:s text:c="21"/>Ma ( Ct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1" draw:style-name="gr3" draw:text-style-name="P14" draw:layer="layout" draw:type="line" svg:x1="14.549cm" svg:y1="11.738cm" svg:x2="14.549cm" svg:y2="16.571cm" svg:d="M14549 11738v4833" svg:viewBox="0 0 1 4834">
          <text:p/>
        </draw:connector>
        <draw:custom-shape draw:name="pole tekstowe 12" draw:style-name="gr57" draw:text-style-name="P15" draw:layer="layout" svg:width="6.337cm" svg:height="0.841cm" svg:x="7.743cm" svg:y="11.88cm">
          <text:p text:style-name="P13"><text:span text:style-name="T11">1) <text:s text:c="10"/>( - ) <text:s text:c="2"/>2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4" draw:style-name="gr58" draw:text-style-name="P15" draw:layer="layout" svg:width="6.534cm" svg:height="0.841cm" svg:x="7.743cm" svg:y="13.021cm">
          <text:p text:style-name="P13"><text:span text:style-name="T11">2) <text:s text:c="10"/>( - ) 12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5" draw:style-name="gr59" draw:text-style-name="P15" draw:layer="layout" svg:width="7.915cm" svg:height="1.011cm" svg:x="15.529cm" svg:y="11.797cm">
          <text:p text:style-name="P13"><text:span text:style-name="T13"><text:s text:c="10"/></text:span><text:span text:style-name="T11">24 000 <text:s text:c="16"/>(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6" draw:style-name="gr60" draw:text-style-name="P15" draw:layer="layout" svg:width="7.496cm" svg:height="1.433cm" svg:x="14.919cm" svg:y="13.017cm">
          <text:p text:style-name="P13"><text:span text:style-name="T11"><text:s text:c="4"/></text:span><text:span text:style-name="T11">( + ) <text:s text:c="7"/>1 000 <text:s text:c="19"/>(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18" draw:style-name="gr3" draw:text-style-name="P14" draw:layer="layout" draw:type="line" svg:x1="7.348cm" svg:y1="14.105cm" svg:x2="22.416cm" svg:y2="14.105cm" svg:d="M7348 14105h15068" svg:viewBox="0 0 15069 1">
          <text:p/>
        </draw:connector>
        <draw:custom-shape draw:name="pole tekstowe 19" draw:style-name="gr61" draw:text-style-name="P15" draw:layer="layout" svg:width="8.433cm" svg:height="0.756cm" svg:x="5.746cm" svg:y="14.109cm">
          <text:p text:style-name="P13"><text:span text:style-name="T12"><text:s text:c="3"/></text:span><text:span text:style-name="T12">Obrót Wn ( Dt ) <text:s text:c="13"/>14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20" draw:style-name="gr62" draw:text-style-name="P15" draw:layer="layout" svg:width="9.099cm" svg:height="0.756cm" svg:x="14.821cm" svg:y="14.256cm">
          <text:p text:style-name="P13"><text:span text:style-name="T12"><text:s text:c="21"/></text:span><text:span text:style-name="T12">25 000 <text:s text:c="12"/>Obrót Ma ( Ct )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23" draw:style-name="gr3" draw:text-style-name="P14" draw:layer="layout" draw:type="line" svg:x1="6.485cm" svg:y1="15.815cm" svg:x2="22.465cm" svg:y2="15.815cm" svg:d="M6485 15815h15980" svg:viewBox="0 0 15981 1">
          <text:p/>
        </draw:connector>
        <draw:connector draw:name="Łącznik prosty 27" draw:style-name="gr3" draw:text-style-name="P14" draw:layer="layout" draw:type="line" svg:x1="14.549cm" svg:y1="16.399cm" svg:x2="14.549cm" svg:y2="16.793cm" svg:d="M14549 16399v394" svg:viewBox="0 0 1 395">
          <text:p/>
        </draw:connector>
        <draw:custom-shape draw:name="pole tekstowe 28" draw:style-name="gr63" draw:text-style-name="P15" draw:layer="layout" svg:width="9.148cm" svg:height="0.756cm" svg:x="6.944cm" svg:y="15.855cm">
          <text:p text:style-name="P13"><text:span text:style-name="T12">Suma kontrolna <text:s text:c="5"/>25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Łącznik prosty 31" draw:style-name="gr3" draw:text-style-name="P14" draw:layer="layout" draw:type="line" svg:x1="9.198cm" svg:y1="16.542cm" svg:x2="19.93cm" svg:y2="16.596cm" svg:d="M9198 16542l10732 54" svg:viewBox="0 0 10733 55">
          <text:p/>
        </draw:connector>
        <draw:connector draw:name="Łącznik prosty 33" draw:style-name="gr3" draw:text-style-name="P14" draw:layer="layout" draw:type="line" svg:x1="9.74cm" svg:y1="16.742cm" svg:x2="19.752cm" svg:y2="16.823cm" svg:d="M9740 16742l10012 81" svg:viewBox="0 0 10013 82">
          <text:p/>
        </draw:connector>
        <draw:custom-shape draw:name="pole tekstowe 6" draw:style-name="gr64" draw:text-style-name="P15" draw:layer="layout" svg:width="7.935cm" svg:height="0.714cm" svg:x="5.179cm" svg:y="14.746cm">
          <text:p text:style-name="P13"><text:span text:style-name="T21">Saldo końcowe Ma ( Ct ) <text:s text:c="11"/>11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7" draw:style-name="gr65" draw:text-style-name="P15" draw:layer="layout" svg:width="6.509cm" svg:height="0.756cm" svg:x="16.572cm" svg:y="15.88cm">
          <text:p text:style-name="P13"><text:span text:style-name="T12"><text:s text:c="6"/></text:span><text:span text:style-name="T12">25 000 <text:s text:c="3"/>Suma kontrol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entyfikowanie kont bilansowych- zadanie 1" draw:style-name="dp1" draw:master-page-name="Nagłówek_20_sekcji">
        <draw:frame draw:name="Tytuł 1" presentation:style-name="pr12" draw:text-style-name="P17" draw:layer="layout" svg:width="29.209cm" svg:height="0.492cm" svg:x="2.311cm" svg:y="1.085cm" presentation:class="title" presentation:user-transformed="true">
          <draw:text-box>
            <text:p text:style-name="P1"><text:span text:style-name="T23">Identyfikowanie kont bilansowych- zadanie 1</text:span></text:p>
          </draw:text-box>
        </draw:frame>
        <draw:frame draw:name="Symbol zastępczy tekstu 2" presentation:style-name="pr10" draw:text-style-name="P18" draw:layer="layout" svg:width="33.471cm" svg:height="13.762cm" svg:x="0.395cm" svg:y="1.751cm" presentation:class="outline" presentation:user-transformed="true">
          <draw:text-box>
            <text:p text:style-name="P10"><text:span text:style-name="T24">W poniższej tabeli przedstawione są nazwy wybranych kont bilansowych stosowanych w Zakładzie Odzieżowym „ X „ Sp. z o.o..</text:span></text:p>
            <text:p text:style-name="P10"><text:span text:style-name="T24">Określ charakter konta , wstawiając w odpowiednią kolumnę znak „ X „</text:span></text:p>
          </draw:text-box>
        </draw:frame>
        <draw:frame draw:name="Tabela 4" draw:style-name="standard" draw:layer="layout" svg:width="32.124cm" svg:height="13.601cm" svg:x="0.395cm" svg:y="3.205cm">
          <table:table>
            <table:table-column table:style-name="co5"/>
            <table:table-column table:style-name="co6"/>
            <table:table-column table:style-name="co7"/>
            <table:table-column table:style-name="co7"/>
            <table:table-row table:style-name="ro7" table:default-cell-style-name="ce1">
              <table:table-cell>
                <text:p text:style-name="P13"><text:span text:style-name="T18">Lp</text:span><text:span text:style-name="T8">.</text:span></text:p>
              </table:table-cell>
              <table:table-cell>
                <text:p text:style-name="P13"><text:span text:style-name="T18">Nazwa konta</text:span></text:p>
              </table:table-cell>
              <table:table-cell>
                <text:p text:style-name="P13"><text:span text:style-name="T18">Konto bilansowe aktywne</text:span></text:p>
              </table:table-cell>
              <table:table-cell>
                <text:p text:style-name="P13"><text:span text:style-name="T18">Konto bilansowe pasywne</text:span></text:p>
              </table:table-cell>
            </table:table-row>
            <table:table-row table:style-name="ro7" table:default-cell-style-name="ce2">
              <table:table-cell>
                <text:p text:style-name="P13"><text:span text:style-name="T10">1.</text:span></text:p>
              </table:table-cell>
              <table:table-cell>
                <text:p text:style-name="P13"><text:span text:style-name="T10">Udziały długoterminowe</text:span></text:p>
              </table:table-cell>
              <table:table-cell table:style-name="ce4">
                <text:p text:style-name="P21">x</text:p>
              </table:table-cell>
              <table:table-cell table:style-name="ce4"/>
            </table:table-row>
            <table:table-row table:style-name="ro7" table:default-cell-style-name="ce3">
              <table:table-cell>
                <text:p text:style-name="P13"><text:span text:style-name="T10">2.</text:span></text:p>
              </table:table-cell>
              <table:table-cell>
                <text:p text:style-name="P13"><text:span text:style-name="T10">Należności od odbiorców</text:span></text:p>
              </table:table-cell>
              <table:table-cell table:style-name="ce5">
                <text:p text:style-name="P21">x</text:p>
              </table:table-cell>
              <table:table-cell table:style-name="ce5"/>
            </table:table-row>
            <table:table-row table:style-name="ro7" table:default-cell-style-name="ce2">
              <table:table-cell>
                <text:p text:style-name="P13"><text:span text:style-name="T10">3.</text:span></text:p>
              </table:table-cell>
              <table:table-cell>
                <text:p text:style-name="P13"><text:span text:style-name="T10">Kapitał zapasowy</text:span></text:p>
              </table:table-cell>
              <table:table-cell table:style-name="ce4"/>
              <table:table-cell table:style-name="ce4">
                <text:p text:style-name="P21">x</text:p>
              </table:table-cell>
            </table:table-row>
            <table:table-row table:style-name="ro7" table:default-cell-style-name="ce3">
              <table:table-cell>
                <text:p text:style-name="P13"><text:span text:style-name="T10">4.</text:span></text:p>
              </table:table-cell>
              <table:table-cell>
                <text:p text:style-name="P13"><text:span text:style-name="T10">Wartości niematerialne i prawne</text:span></text:p>
              </table:table-cell>
              <table:table-cell table:style-name="ce5">
                <text:p text:style-name="P21">x</text:p>
              </table:table-cell>
              <table:table-cell table:style-name="ce5"/>
            </table:table-row>
            <table:table-row table:style-name="ro7" table:default-cell-style-name="ce2">
              <table:table-cell>
                <text:p text:style-name="P13"><text:span text:style-name="T10">5.</text:span></text:p>
              </table:table-cell>
              <table:table-cell>
                <text:p text:style-name="P13"><text:span text:style-name="T10">Zobowiązania wekslowe</text:span></text:p>
              </table:table-cell>
              <table:table-cell table:style-name="ce4"/>
              <table:table-cell table:style-name="ce4">
                <text:p text:style-name="P21">x</text:p>
              </table:table-cell>
            </table:table-row>
            <table:table-row table:style-name="ro7" table:default-cell-style-name="ce3">
              <table:table-cell>
                <text:p text:style-name="P13"><text:span text:style-name="T10">6.</text:span></text:p>
              </table:table-cell>
              <table:table-cell>
                <text:p text:style-name="P13"><text:span text:style-name="T10">Należności od pracowników</text:span></text:p>
              </table:table-cell>
              <table:table-cell table:style-name="ce5">
                <text:p text:style-name="P21">x</text:p>
              </table:table-cell>
              <table:table-cell table:style-name="ce5"/>
            </table:table-row>
            <table:table-row table:style-name="ro7" table:default-cell-style-name="ce2">
              <table:table-cell>
                <text:p text:style-name="P13"><text:span text:style-name="T10">7.</text:span></text:p>
              </table:table-cell>
              <table:table-cell>
                <text:p text:style-name="P13"><text:span text:style-name="T10">Kapitał z aktualizacji wyceny</text:span></text:p>
              </table:table-cell>
              <table:table-cell table:style-name="ce4"/>
              <table:table-cell table:style-name="ce4">
                <text:p text:style-name="P21">x</text:p>
              </table:table-cell>
            </table:table-row>
            <table:table-row table:style-name="ro7" table:default-cell-style-name="ce3">
              <table:table-cell>
                <text:p text:style-name="P13"><text:span text:style-name="T10">8.</text:span></text:p>
              </table:table-cell>
              <table:table-cell>
                <text:p text:style-name="P13"><text:span text:style-name="T10">Materiały</text:span></text:p>
              </table:table-cell>
              <table:table-cell table:style-name="ce5">
                <text:p text:style-name="P21">x</text:p>
              </table:table-cell>
              <table:table-cell table:style-name="ce5"/>
            </table:table-row>
            <table:table-row table:style-name="ro7" table:default-cell-style-name="ce2">
              <table:table-cell>
                <text:p text:style-name="P13"><text:span text:style-name="T10">9.</text:span></text:p>
              </table:table-cell>
              <table:table-cell>
                <text:p text:style-name="P13"><text:span text:style-name="T10">Kredyt bankowy długoterminowy</text:span></text:p>
              </table:table-cell>
              <table:table-cell table:style-name="ce4"/>
              <table:table-cell table:style-name="ce4">
                <text:p text:style-name="P21">x</text:p>
              </table:table-cell>
            </table:table-row>
            <table:table-row table:style-name="ro7" table:default-cell-style-name="ce3">
              <table:table-cell>
                <text:p text:style-name="P13"><text:span text:style-name="T10">10.</text:span></text:p>
              </table:table-cell>
              <table:table-cell>
                <text:p text:style-name="P13"><text:span text:style-name="T10">Zakładowy Fundusz Świadczeń Socjalnych</text:span></text:p>
              </table:table-cell>
              <table:table-cell table:style-name="ce5"/>
              <table:table-cell table:style-name="ce5">
                <text:p text:style-name="P21">x</text:p>
              </table:table-cell>
            </table:table-row>
            <table:table-row table:style-name="ro7" table:default-cell-style-name="ce2">
              <table:table-cell>
                <text:p text:style-name="P13"><text:span text:style-name="T10">11.</text:span></text:p>
              </table:table-cell>
              <table:table-cell>
                <text:p text:style-name="P13"><text:span text:style-name="T10">Rachunek bieżący</text:span></text:p>
              </table:table-cell>
              <table:table-cell table:style-name="ce4">
                <text:p text:style-name="P21">x</text:p>
              </table:table-cell>
              <table:table-cell table:style-name="ce4"/>
            </table:table-row>
            <table:table-row table:style-name="ro7" table:default-cell-style-name="ce3">
              <table:table-cell>
                <text:p text:style-name="P13"><text:span text:style-name="T10">12.</text:span></text:p>
              </table:table-cell>
              <table:table-cell>
                <text:p text:style-name="P13"><text:span text:style-name="T10">Środki trwałe w budowie</text:span></text:p>
              </table:table-cell>
              <table:table-cell table:style-name="ce5">
                <text:p text:style-name="P21">x</text:p>
              </table:table-cell>
              <table:table-cell table:style-name="ce5"/>
            </table:table-row>
            <table:table-row table:style-name="ro7" table:default-cell-style-name="ce2">
              <table:table-cell>
                <text:p text:style-name="P13"><text:span text:style-name="T10">13.</text:span></text:p>
              </table:table-cell>
              <table:table-cell>
                <text:p text:style-name="P13"><text:span text:style-name="T10">Zobowiązania z tytułu wynagrodzeń</text:span></text:p>
              </table:table-cell>
              <table:table-cell table:style-name="ce4"/>
              <table:table-cell table:style-name="ce4">
                <text:p text:style-name="P21">x</text:p>
              </table:table-cell>
            </table:table-row>
            <table:table-row table:style-name="ro7" table:default-cell-style-name="ce3">
              <table:table-cell>
                <text:p text:style-name="P13"><text:span text:style-name="T10">14.</text:span></text:p>
                <text:p text:style-name="P13"><text:span text:style-name="T10">15.</text:span></text:p>
              </table:table-cell>
              <table:table-cell>
                <text:p text:style-name="P13"><text:span text:style-name="T10">Inne środki pieniężne</text:span></text:p>
                <text:p text:style-name="P13"><text:span text:style-name="T10">Rachunek środków Zakładowego Funduszu Świadczeń Socjalnych</text:span></text:p>
                <text:p text:style-name="P13"><text:span text:style-name="T10"/></text:p>
              </table:table-cell>
              <table:table-cell table:style-name="ce5">
                <text:p text:style-name="P21">x</text:p>
              </table:table-cell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kcjonowanie kont bilansowych- zadanie 2" draw:style-name="dp1" draw:master-page-name="Nagłówek_20_sekcji">
        <draw:frame draw:name="Tytuł 1" presentation:style-name="pr12" draw:text-style-name="P17" draw:layer="layout" svg:width="29.209cm" svg:height="0.862cm" svg:x="2.311cm" svg:y="0.912cm" presentation:class="title" presentation:user-transformed="true">
          <draw:text-box>
            <text:p text:style-name="P1"><text:span text:style-name="T7">Funkcjonowanie kont bilansowych- zadanie 2</text:span></text:p>
          </draw:text-box>
        </draw:frame>
        <draw:frame draw:name="Symbol zastępczy tekstu 2" presentation:style-name="pr10" draw:text-style-name="P18" draw:layer="layout" svg:width="32.748cm" svg:height="14.647cm" svg:x="0.617cm" svg:y="2.071cm" presentation:class="outline" presentation:user-transformed="true">
          <draw:text-box>
            <text:p text:style-name="P10"><text:span text:style-name="T25">W tabeli podane są nazwy kont bilansowych i opis operacji, które powodują zmianę stanu danego składnika bilansu ( drugie konto operacji zostało w zadaniu pominięte ).</text:span></text:p>
            <text:p text:style-name="P10"><text:span text:style-name="T25">Określ, po której stronie – Winien (Debet) czy Ma ( Credit ) – wskazanego w tabeli konta należy zapisać operację, wstawiając w odpowiednią kolumnę <text:s/>znak „ X” </text:span></text:p>
          </draw:text-box>
        </draw:frame>
        <draw:frame draw:name="Tabela 4" draw:style-name="standard" draw:layer="layout" svg:width="32.359cm" svg:height="15.259cm" svg:x="0.501cm" svg:y="3.556cm">
          <table:table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8" table:default-cell-style-name="ce1">
              <table:table-cell>
                <text:p text:style-name="P13"><text:span text:style-name="T26">Lp.</text:span></text:p>
              </table:table-cell>
              <table:table-cell>
                <text:p text:style-name="P13"><text:span text:style-name="T26">Nazwa konta i opis operacji</text:span></text:p>
              </table:table-cell>
              <table:table-cell>
                <text:p text:style-name="P13"><text:span text:style-name="T26">Strona Winien ( Debet ) konta</text:span></text:p>
              </table:table-cell>
              <table:table-cell>
                <text:p text:style-name="P13"><text:span text:style-name="T26">Strona Ma ( Credit ) konta</text:span></text:p>
              </table:table-cell>
            </table:table-row>
            <table:table-row table:style-name="ro8" table:default-cell-style-name="ce2">
              <table:table-cell>
                <text:p text:style-name="P13"><text:span text:style-name="T27">1.</text:span></text:p>
              </table:table-cell>
              <table:table-cell>
                <text:p text:style-name="P13"><text:span text:style-name="T27">Należności od odbiorców – odbiorca spłacił należność przelewem</text:span></text:p>
              </table:table-cell>
              <table:table-cell table:style-name="ce6"/>
              <table:table-cell table:style-name="ce6">
                <text:p text:style-name="P22">x</text:p>
              </table:table-cell>
            </table:table-row>
            <table:table-row table:style-name="ro8" table:default-cell-style-name="ce3">
              <table:table-cell>
                <text:p text:style-name="P13"><text:span text:style-name="T27">2.</text:span></text:p>
              </table:table-cell>
              <table:table-cell>
                <text:p text:style-name="P13"><text:span text:style-name="T27">Rachunek bankowy- podjęto gotówkę z banku do kasy</text:span></text:p>
              </table:table-cell>
              <table:table-cell table:style-name="ce7"/>
              <table:table-cell table:style-name="ce7">
                <text:p text:style-name="P22">x</text:p>
              </table:table-cell>
            </table:table-row>
            <table:table-row table:style-name="ro8" table:default-cell-style-name="ce2">
              <table:table-cell>
                <text:p text:style-name="P13"><text:span text:style-name="T27">3.</text:span></text:p>
              </table:table-cell>
              <table:table-cell>
                <text:p text:style-name="P13"><text:span text:style-name="T27">Należności od pracowników- pracownik pobrał zaliczkę na koszty podróży służbowej</text:span></text:p>
              </table:table-cell>
              <table:table-cell table:style-name="ce6">
                <text:p text:style-name="P22">x</text:p>
              </table:table-cell>
              <table:table-cell table:style-name="ce6"/>
            </table:table-row>
            <table:table-row table:style-name="ro8" table:default-cell-style-name="ce3">
              <table:table-cell>
                <text:p text:style-name="P13"><text:span text:style-name="T27">4.</text:span></text:p>
              </table:table-cell>
              <table:table-cell>
                <text:p text:style-name="P13"><text:span text:style-name="T27">Zobowiązania wobec dostawców – spłacono przelewem zobowiązanie wobec dostawcy</text:span></text:p>
              </table:table-cell>
              <table:table-cell table:style-name="ce7">
                <text:p text:style-name="P22">x</text:p>
              </table:table-cell>
              <table:table-cell table:style-name="ce7"/>
            </table:table-row>
            <table:table-row table:style-name="ro8" table:default-cell-style-name="ce2">
              <table:table-cell>
                <text:p text:style-name="P13"><text:span text:style-name="T27">5.</text:span></text:p>
              </table:table-cell>
              <table:table-cell>
                <text:p text:style-name="P13"><text:span text:style-name="T27">Wyroby gotowe- wydano sprzedane wyroby gotowe</text:span></text:p>
              </table:table-cell>
              <table:table-cell table:style-name="ce6"/>
              <table:table-cell table:style-name="ce6">
                <text:p text:style-name="P22">x</text:p>
              </table:table-cell>
            </table:table-row>
            <table:table-row table:style-name="ro8" table:default-cell-style-name="ce3">
              <table:table-cell>
                <text:p text:style-name="P13"><text:span text:style-name="T27">6.</text:span></text:p>
              </table:table-cell>
              <table:table-cell>
                <text:p text:style-name="P13"><text:span text:style-name="T27">Zobowiązania z tytułu wynagrodzeń – wypłacono wynagrodzenia</text:span></text:p>
              </table:table-cell>
              <table:table-cell table:style-name="ce7">
                <text:p text:style-name="P22">x</text:p>
              </table:table-cell>
              <table:table-cell table:style-name="ce7"/>
            </table:table-row>
            <table:table-row table:style-name="ro8" table:default-cell-style-name="ce2">
              <table:table-cell>
                <text:p text:style-name="P13"><text:span text:style-name="T27">7.</text:span></text:p>
              </table:table-cell>
              <table:table-cell>
                <text:p text:style-name="P13"><text:span text:style-name="T27">Kapitał zapasowy- <text:s/>przeznaczono część kapitału zapasowego na podwyższenie kapitału podstawowego</text:span></text:p>
              </table:table-cell>
              <table:table-cell table:style-name="ce6">
                <text:p text:style-name="P22">x</text:p>
              </table:table-cell>
              <table:table-cell table:style-name="ce6"/>
            </table:table-row>
            <table:table-row table:style-name="ro8" table:default-cell-style-name="ce3">
              <table:table-cell>
                <text:p text:style-name="P13"><text:span text:style-name="T27">8.</text:span></text:p>
              </table:table-cell>
              <table:table-cell>
                <text:p text:style-name="P13"><text:span text:style-name="T27">Kasa – zakupiono za gotówkę środki czystości</text:span></text:p>
              </table:table-cell>
              <table:table-cell table:style-name="ce7"/>
              <table:table-cell table:style-name="ce7">
                <text:p text:style-name="P22">x</text:p>
              </table:table-cell>
            </table:table-row>
            <table:table-row table:style-name="ro8" table:default-cell-style-name="ce2">
              <table:table-cell>
                <text:p text:style-name="P13"><text:span text:style-name="T27">9.</text:span></text:p>
              </table:table-cell>
              <table:table-cell>
                <text:p text:style-name="P13"><text:span text:style-name="T27">Kredyt bankowy – spłata raty kredytu</text:span></text:p>
              </table:table-cell>
              <table:table-cell table:style-name="ce6">
                <text:p text:style-name="P22">x</text:p>
              </table:table-cell>
              <table:table-cell table:style-name="ce6"/>
            </table:table-row>
            <table:table-row table:style-name="ro8" table:default-cell-style-name="ce3">
              <table:table-cell>
                <text:p text:style-name="P13"><text:span text:style-name="T27">10.</text:span></text:p>
              </table:table-cell>
              <table:table-cell>
                <text:p text:style-name="P13"><text:span text:style-name="T27">Środki trwałe- likwidacja środka trwałego</text:span></text:p>
              </table:table-cell>
              <table:table-cell table:style-name="ce7"/>
              <table:table-cell table:style-name="ce7">
                <text:p text:style-name="P22">x</text:p>
              </table:table-cell>
            </table:table-row>
            <table:table-row table:style-name="ro8" table:default-cell-style-name="ce2">
              <table:table-cell>
                <text:p text:style-name="P13"><text:span text:style-name="T27">11.</text:span></text:p>
              </table:table-cell>
              <table:table-cell>
                <text:p text:style-name="P13"><text:span text:style-name="T27">Zobowiązania wobec dostawców- zakup materiałów z odroczonym terminem płatności</text:span></text:p>
              </table:table-cell>
              <table:table-cell table:style-name="ce6"/>
              <table:table-cell table:style-name="ce6">
                <text:p text:style-name="P22">x</text:p>
              </table:table-cell>
            </table:table-row>
            <table:table-row table:style-name="ro8" table:default-cell-style-name="ce3">
              <table:table-cell>
                <text:p text:style-name="P13"><text:span text:style-name="T27">12.</text:span></text:p>
              </table:table-cell>
              <table:table-cell>
                <text:p text:style-name="P13"><text:span text:style-name="T27">Kapitał zakładowy- nowy wspólnik wniósł udział w formie aportu</text:span></text:p>
              </table:table-cell>
              <table:table-cell table:style-name="ce7"/>
              <table:table-cell table:style-name="ce7">
                <text:p text:style-name="P22">x</text:p>
              </table:table-cell>
            </table:table-row>
            <table:table-row table:style-name="ro8" table:default-cell-style-name="ce2">
              <table:table-cell>
                <text:p text:style-name="P13"><text:span text:style-name="T27">13.</text:span></text:p>
              </table:table-cell>
              <table:table-cell>
                <text:p text:style-name="P13"><text:span text:style-name="T27">Rachunek bieżący- wpływ należności od odbiorcy</text:span></text:p>
              </table:table-cell>
              <table:table-cell table:style-name="ce6">
                <text:p text:style-name="P22">x</text:p>
              </table:table-cell>
              <table:table-cell table:style-name="ce6"/>
            </table:table-row>
            <table:table-row table:style-name="ro8" table:default-cell-style-name="ce3">
              <table:table-cell>
                <text:p text:style-name="P13"><text:span text:style-name="T27">14.</text:span></text:p>
              </table:table-cell>
              <table:table-cell>
                <text:p text:style-name="P13"><text:span text:style-name="T27">Materiały – przyjęto do magazynu zakupione za gotówkę materiały</text:span></text:p>
              </table:table-cell>
              <table:table-cell table:style-name="ce7">
                <text:p text:style-name="P22">x</text:p>
              </table:table-cell>
              <table:table-cell table:style-name="ce7"/>
            </table:table-row>
            <table:table-row table:style-name="ro8" table:default-cell-style-name="ce2">
              <table:table-cell>
                <text:p text:style-name="P13"><text:span text:style-name="T27">15.</text:span></text:p>
              </table:table-cell>
              <table:table-cell>
                <text:p text:style-name="P13"><text:span text:style-name="T27">Towary – zwrócono część zakupionych towarów z powodu dostawy niezgodnej z zamówieniem</text:span></text:p>
              </table:table-cell>
              <table:table-cell table:style-name="ce6"/>
              <table:table-cell table:style-name="ce6">
                <text:p text:style-name="P22">x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ziękuję za uwagę" draw:style-name="dp1" draw:master-page-name="Tylko_20_tytuł" presentation:presentation-page-layout-name="AL3T19">
        <draw:frame draw:name="Tytuł 1" presentation:style-name="pr13" draw:text-style-name="P23" draw:layer="layout" svg:width="29.209cm" svg:height="3.681cm" svg:x="2.328cm" svg:y="8.634cm" presentation:class="title" presentation:user-transformed="true">
          <draw:text-box>
            <text:p text:style-name="P1"><text:span text:style-name="T4">Dziękuję za uwagę</text:span></text:p>
          </draw:text-box>
        </draw:frame>
        <draw:custom-shape draw:name="Podtytuł 4" draw:style-name="gr66" draw:text-style-name="P24" draw:layer="layout" svg:width="25.399cm" svg:height="1.625cm" svg:x="4.233cm" svg:y="12.979cm">
          <text:p text:style-name="P3"><text:span text:style-name="T5">Beata Miłows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 Black1" svg:font-family="'Arial Black'" style:font-pitch="variable"/>
    <style:font-face style:name="Arial Black2" svg:font-family="'Arial Black'" style:font-family-generic="swiss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081F3989D0CB4339.png" xlink:type="simple" xlink:show="embed" xlink:actuate="onLoad"/>
    <draw:fill-image draw:name="msFillBitmap_20_2" draw:display-name="msFillBitmap 2" xlink:href="Pictures/1000000000000F0000000870C1149AA4B9AB2172.png" xlink:type="simple" xlink:show="embed" xlink:actuate="onLoad"/>
    <draw:fill-image draw:name="msFillBitmap_20_3" draw:display-name="msFillBitmap 3" xlink:href="Pictures/1000000000000F0000000870C1149AA4B9AB2172.png" xlink:type="simple" xlink:show="embed" xlink:actuate="onLoad"/>
    <draw:fill-image draw:name="msFillBitmap_20_4" draw:display-name="msFillBitmap 4" xlink:href="Pictures/1000000000000F0000000870C1149AA4B9AB2172.png" xlink:type="simple" xlink:show="embed" xlink:actuate="onLoad"/>
    <draw:fill-image draw:name="msFillBitmap_20_5" draw:display-name="msFillBitmap 5" xlink:href="Pictures/1000000000000F00000008705D64EE5DE7C52364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ust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s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usty-outline1" style:family="presentation">
      <style:graphic-properties draw:stroke="none" draw:fill="none" draw:auto-grow-height="false" draw:fit-to-size="false" style:shrink-to-fit="true">
        <text:list-style style:name="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usty-outline2" style:family="presentation" style:parent-style-name="Pust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usty-outline3" style:family="presentation" style:parent-style-name="Pust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usty-outline4" style:family="presentation" style:parent-style-name="Pust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usty-outline5" style:family="presentation" style:parent-style-name="Pusty-outline4">
      <style:paragraph-properties fo:margin-top="0.1cm" fo:margin-bottom="0cm"/>
      <style:text-properties fo:font-size="20pt" style:font-size-asian="20pt" style:font-size-complex="20pt"/>
    </style:style>
    <style:style style:name="Pusty-outline6" style:family="presentation" style:parent-style-name="Pusty-outline5">
      <style:paragraph-properties fo:margin-top="0.1cm" fo:margin-bottom="0cm"/>
      <style:text-properties fo:font-size="20pt" style:font-size-asian="20pt" style:font-size-complex="20pt"/>
    </style:style>
    <style:style style:name="Pusty-outline7" style:family="presentation" style:parent-style-name="Pusty-outline6">
      <style:paragraph-properties fo:margin-top="0.1cm" fo:margin-bottom="0cm"/>
      <style:text-properties fo:font-size="20pt" style:font-size-asian="20pt" style:font-size-complex="20pt"/>
    </style:style>
    <style:style style:name="Pusty-outline8" style:family="presentation" style:parent-style-name="Pusty-outline7">
      <style:paragraph-properties fo:margin-top="0.1cm" fo:margin-bottom="0cm"/>
      <style:text-properties fo:font-size="20pt" style:font-size-asian="20pt" style:font-size-complex="20pt"/>
    </style:style>
    <style:style style:name="Pusty-outline9" style:family="presentation" style:parent-style-name="Pusty-outline8">
      <style:paragraph-properties fo:margin-top="0.1cm" fo:margin-bottom="0cm"/>
      <style:text-properties fo:font-size="20pt" style:font-size-asian="20pt" style:font-size-complex="20pt"/>
    </style:style>
    <style:style style:name="Pusty-subtitle" style:family="presentation">
      <style:graphic-properties draw:stroke="none" draw:fill="none" draw:textarea-vertical-align="middle">
        <text:list-style style:name="Pus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sty-title" style:family="presentation">
      <style:graphic-properties draw:stroke="none" draw:fill="none" draw:textarea-vertical-align="middle">
        <text:list-style style:name="Pus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agłówek_20_sekcji-background" style:display-name="Nagłówek sekcji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Nagłówek_20_sekcji-backgroundobjects" style:display-name="Nagłówek 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główek_20_sekcji-notes" style:display-name="Nagłówek sekcj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główek_20_sekcji-outline1" style:display-name="Nagłówek sekcji-outline1" style:family="presentation">
      <style:graphic-properties draw:stroke="none" draw:fill="none" draw:auto-grow-height="false" draw:fit-to-size="false" style:shrink-to-fit="true">
        <text:list-style style:name="Nagłówek_20_sekcji-outline1" style:display-name="Nagłówek 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Nagłówek_20_sekcji-outline2" style:display-name="Nagłówek sekcji-outline2" style:family="presentation" style:parent-style-name="Nagłówek_20_sekcj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Nagłówek_20_sekcji-outline3" style:display-name="Nagłówek sekcji-outline3" style:family="presentation" style:parent-style-name="Nagłówek_20_sekcj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główek_20_sekcji-outline4" style:display-name="Nagłówek sekcji-outline4" style:family="presentation" style:parent-style-name="Nagłówek_20_sekcj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główek_20_sekcji-outline5" style:display-name="Nagłówek sekcji-outline5" style:family="presentation" style:parent-style-name="Nagłówek_20_sekcji-outline4">
      <style:paragraph-properties fo:margin-top="0.1cm" fo:margin-bottom="0cm"/>
      <style:text-properties fo:font-size="20pt" style:font-size-asian="20pt" style:font-size-complex="20pt"/>
    </style:style>
    <style:style style:name="Nagłówek_20_sekcji-outline6" style:display-name="Nagłówek sekcji-outline6" style:family="presentation" style:parent-style-name="Nagłówek_20_sekcji-outline5">
      <style:paragraph-properties fo:margin-top="0.1cm" fo:margin-bottom="0cm"/>
      <style:text-properties fo:font-size="20pt" style:font-size-asian="20pt" style:font-size-complex="20pt"/>
    </style:style>
    <style:style style:name="Nagłówek_20_sekcji-outline7" style:display-name="Nagłówek sekcji-outline7" style:family="presentation" style:parent-style-name="Nagłówek_20_sekcji-outline6">
      <style:paragraph-properties fo:margin-top="0.1cm" fo:margin-bottom="0cm"/>
      <style:text-properties fo:font-size="20pt" style:font-size-asian="20pt" style:font-size-complex="20pt"/>
    </style:style>
    <style:style style:name="Nagłówek_20_sekcji-outline8" style:display-name="Nagłówek sekcji-outline8" style:family="presentation" style:parent-style-name="Nagłówek_20_sekcji-outline7">
      <style:paragraph-properties fo:margin-top="0.1cm" fo:margin-bottom="0cm"/>
      <style:text-properties fo:font-size="20pt" style:font-size-asian="20pt" style:font-size-complex="20pt"/>
    </style:style>
    <style:style style:name="Nagłówek_20_sekcji-outline9" style:display-name="Nagłówek sekcji-outline9" style:family="presentation" style:parent-style-name="Nagłówek_20_sekcji-outline8">
      <style:paragraph-properties fo:margin-top="0.1cm" fo:margin-bottom="0cm"/>
      <style:text-properties fo:font-size="20pt" style:font-size-asian="20pt" style:font-size-complex="20pt"/>
    </style:style>
    <style:style style:name="Nagłówek_20_sekcji-subtitle" style:display-name="Nagłówek sekcji-subtitle" style:family="presentation">
      <style:graphic-properties draw:stroke="none" draw:fill="none" draw:textarea-vertical-align="middle">
        <text:list-style style:name="Nagłówek_20_sekcji-subtitle" style:display-name="Nagłówek sekcj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główek_20_sekcji-title" style:display-name="Nagłówek sekcji-title" style:family="presentation">
      <style:graphic-properties draw:stroke="none" draw:fill="none" draw:textarea-vertical-align="middle">
        <text:list-style style:name="Nagłówek_20_sekcji-title" style:display-name="Nagłówek sekcj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ylko_20_tytuł-background" style:display-name="Tylko tytuł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ylko_20_tytuł-backgroundobjects" style:display-name="Tylko 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lko_20_tytuł-notes" style:display-name="Tylko tytu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lko_20_tytuł-outline1" style:display-name="Tylko tytuł-outline1" style:family="presentation">
      <style:graphic-properties draw:stroke="none" draw:fill="none" draw:auto-grow-height="false" draw:fit-to-size="false" style:shrink-to-fit="true">
        <text:list-style style:name="Tylko_20_tytuł-outline1" style:display-name="Tylko 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lko_20_tytuł-outline2" style:display-name="Tylko tytuł-outline2" style:family="presentation" style:parent-style-name="Tylko_20_tytu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ylko_20_tytuł-outline3" style:display-name="Tylko tytuł-outline3" style:family="presentation" style:parent-style-name="Tylko_20_tytu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ylko_20_tytuł-outline4" style:display-name="Tylko tytuł-outline4" style:family="presentation" style:parent-style-name="Tylko_20_tytu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ylko_20_tytuł-outline5" style:display-name="Tylko tytuł-outline5" style:family="presentation" style:parent-style-name="Tylko_20_tytuł-outline4">
      <style:paragraph-properties fo:margin-top="0.1cm" fo:margin-bottom="0cm"/>
      <style:text-properties fo:font-size="20pt" style:font-size-asian="20pt" style:font-size-complex="20pt"/>
    </style:style>
    <style:style style:name="Tylko_20_tytuł-outline6" style:display-name="Tylko tytuł-outline6" style:family="presentation" style:parent-style-name="Tylko_20_tytuł-outline5">
      <style:paragraph-properties fo:margin-top="0.1cm" fo:margin-bottom="0cm"/>
      <style:text-properties fo:font-size="20pt" style:font-size-asian="20pt" style:font-size-complex="20pt"/>
    </style:style>
    <style:style style:name="Tylko_20_tytuł-outline7" style:display-name="Tylko tytuł-outline7" style:family="presentation" style:parent-style-name="Tylko_20_tytuł-outline6">
      <style:paragraph-properties fo:margin-top="0.1cm" fo:margin-bottom="0cm"/>
      <style:text-properties fo:font-size="20pt" style:font-size-asian="20pt" style:font-size-complex="20pt"/>
    </style:style>
    <style:style style:name="Tylko_20_tytuł-outline8" style:display-name="Tylko tytuł-outline8" style:family="presentation" style:parent-style-name="Tylko_20_tytuł-outline7">
      <style:paragraph-properties fo:margin-top="0.1cm" fo:margin-bottom="0cm"/>
      <style:text-properties fo:font-size="20pt" style:font-size-asian="20pt" style:font-size-complex="20pt"/>
    </style:style>
    <style:style style:name="Tylko_20_tytuł-outline9" style:display-name="Tylko tytuł-outline9" style:family="presentation" style:parent-style-name="Tylko_20_tytuł-outline8">
      <style:paragraph-properties fo:margin-top="0.1cm" fo:margin-bottom="0cm"/>
      <style:text-properties fo:font-size="20pt" style:font-size-asian="20pt" style:font-size-complex="20pt"/>
    </style:style>
    <style:style style:name="Tylko_20_tytuł-subtitle" style:display-name="Tylko tytuł-subtitle" style:family="presentation">
      <style:graphic-properties draw:stroke="none" draw:fill="none" draw:textarea-vertical-align="middle">
        <text:list-style style:name="Tylko_20_tytuł-subtitle" style:display-name="Tylko tytu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lko_20_tytuł-title" style:display-name="Tylko tytuł-title" style:family="presentation">
      <style:graphic-properties draw:stroke="none" draw:fill="none" draw:textarea-vertical-align="middle">
        <text:list-style style:name="Tylko_20_tytuł-title" style:display-name="Tylko tytu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l" fo:country="P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ajd_20_tytułow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ytuł_20_i_20_zawartość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ytuł_20_i_20_zawartość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ytuł_20_i_20_zawartość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Pust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Pust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Pust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Nagłówek_20_sekcji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Nagłówek_20_sekcji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Nagłówek_20_sekcji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Nagłówek_20_sekcji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Nagłówek_20_sekcji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8" style:family="presentation" style:parent-style-name="Tylko_20_tytuł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ylko_20_tytuł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ylko_20_tytuł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ylko_20_tytuł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top="0cm" fo:margin-bottom="0cm" fo:line-height="90%" fo:text-align="center" style:punctuation-wrap="hanging" style:writing-mode="lr-tb"/>
      <style:text-properties fo:font-size="36pt" fo:hyphenate="false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Black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36pt" fo:letter-spacing="normal" fo:language="pl" fo:country="P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lajd_20_tytułowy" style:display-name="Slajd tytułowy" style:page-layout-name="PM1" draw:style-name="Mdp1">
      <loext:theme loext:name="Motyw pakietu Office">
        <loext:color-table loext:name="WSAiB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e30613"/>
          <loext:color loext:name="accent2" loext:color="#2e323d"/>
          <loext:color loext:name="accent3" loext:color="#fb6970"/>
          <loext:color loext:name="accent4" loext:color="#9a040b"/>
          <loext:color loext:name="accent5" loext:color="#6d7691"/>
          <loext:color loext:name="accent6" loext:color="#cdd0d9"/>
          <loext:color loext:name="hlink" loext:color="#0563c1"/>
          <loext:color loext:name="folHlink" loext:color="#48a1fa"/>
        </loext:color-table>
      </loext:theme>
      <draw:frame draw:name="Tytuł 1" presentation:style-name="Mpr1" draw:text-style-name="MP6" draw:layer="backgroundobjects" svg:width="25.399cm" svg:height="5.841cm" svg:x="4.233cm" svg:y="6.699cm" presentation:class="title" presentation:user-transformed="true">
        <draw:text-box>
          <text:p text:style-name="MP5"><text:span text:style-name="MT1">Kliknij, aby edytować styl</text:span></text:p>
        </draw:text-box>
      </draw:frame>
      <draw:frame draw:name="Symbol zastępczy daty 3" presentation:style-name="Mpr2" draw:text-style-name="MP8" draw:layer="backgroundobjects" svg:width="7.619cm" svg:height="1.013cm" svg:x="13.123cm" svg:y="15.308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Symbol zastępczy stopki 4" presentation:style-name="Mpr2" draw:text-style-name="MP8" draw:layer="backgroundobjects" svg:width="11.429cm" svg:height="1.013cm" svg:x="11.218cm" svg:y="16.518cm" presentation:class="footer" presentation:user-transformed="true">
        <draw:text-box>
          <text:p text:style-name="MP9"><presentation:footer/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8.624cm" svg:height="10.476cm" svg:x="1.482cm" svg:y="2.123cm" presentation:class="page"/>
        <draw:frame presentation:style-name="Slajd_20_tytułow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ytuł_20_i_20_zawartość" style:display-name="Tytuł i zawartość" style:page-layout-name="PM1" draw:style-name="Mdp2">
      <loext:theme loext:name="Motyw pakietu Office">
        <loext:color-table loext:name="WSAiB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e30613"/>
          <loext:color loext:name="accent2" loext:color="#2e323d"/>
          <loext:color loext:name="accent3" loext:color="#fb6970"/>
          <loext:color loext:name="accent4" loext:color="#9a040b"/>
          <loext:color loext:name="accent5" loext:color="#6d7691"/>
          <loext:color loext:name="accent6" loext:color="#cdd0d9"/>
          <loext:color loext:name="hlink" loext:color="#0563c1"/>
          <loext:color loext:name="folHlink" loext:color="#48a1fa"/>
        </loext:color-table>
      </loext:theme>
      <draw:frame draw:name="Tytuł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Kliknij, aby edytować styl</text:span></text:p>
        </draw:text-box>
      </draw:frame>
      <draw:frame draw:name="Symbol zastępczy zawartości 2" presentation:style-name="Mpr6" draw:text-style-name="MP14" draw:layer="backgroundobjects" svg:width="29.209cm" svg:height="9.498cm" svg:x="2.328cm" svg:y="5.071cm" presentation:class="outline" presentation:user-transformed="true">
        <draw:text-box>
          <text:list text:style-name="ML6">
            <text:list-item>
              <text:p text:style-name="MP12"><text:span text:style-name="MT4">Edytuj style wzorca tekstu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Drugi poziom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8" draw:layer="backgroundobjects" svg:width="7.619cm" svg:height="1.013cm" svg:x="2.328cm" svg:y="15.312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Symbol zastępczy stopki 4" presentation:style-name="Mpr7" draw:text-style-name="MP8" draw:layer="backgroundobjects" svg:width="11.429cm" svg:height="1.013cm" svg:x="11.218cm" svg:y="15.312cm" presentation:class="footer" presentation:user-transformed="true">
        <draw:text-box>
          <text:p text:style-name="MP9"><presentation:footer/></text:p>
        </draw:text-box>
      </draw:frame>
      <draw:frame draw:name="Symbol zastępczy numeru slajdu 5" presentation:style-name="Mpr7" draw:text-style-name="MP8" draw:layer="backgroundobjects" svg:width="7.619cm" svg:height="1.013cm" svg:x="23.918cm" svg:y="15.312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Tytuł_20_i_20_zawartość-title" draw:layer="backgroundobjects" svg:width="18.624cm" svg:height="10.476cm" svg:x="1.482cm" svg:y="2.123cm" presentation:class="page"/>
        <draw:frame presentation:style-name="Tytuł_20_i_20_zawartość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usty" style:page-layout-name="PM1" draw:style-name="Mdp3">
      <loext:theme loext:name="Motyw pakietu Office">
        <loext:color-table loext:name="WSAiB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e30613"/>
          <loext:color loext:name="accent2" loext:color="#2e323d"/>
          <loext:color loext:name="accent3" loext:color="#fb6970"/>
          <loext:color loext:name="accent4" loext:color="#9a040b"/>
          <loext:color loext:name="accent5" loext:color="#6d7691"/>
          <loext:color loext:name="accent6" loext:color="#cdd0d9"/>
          <loext:color loext:name="hlink" loext:color="#0563c1"/>
          <loext:color loext:name="folHlink" loext:color="#48a1fa"/>
        </loext:color-table>
      </loext:theme>
      <draw:frame draw:name="Symbol zastępczy daty 1" presentation:style-name="Mpr10" draw:text-style-name="MP8" draw:layer="backgroundobjects" svg:width="7.619cm" svg:height="1.013cm" svg:x="2.328cm" svg:y="15.396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Symbol zastępczy stopki 2" presentation:style-name="Mpr10" draw:text-style-name="MP8" draw:layer="backgroundobjects" svg:width="11.429cm" svg:height="1.013cm" svg:x="11.218cm" svg:y="15.396cm" presentation:class="footer" presentation:user-transformed="true">
        <draw:text-box>
          <text:p text:style-name="MP9"><presentation:footer/></text:p>
        </draw:text-box>
      </draw:frame>
      <draw:frame draw:name="Symbol zastępczy numeru slajdu 3" presentation:style-name="Mpr10" draw:text-style-name="MP8" draw:layer="backgroundobjects" svg:width="7.619cm" svg:height="1.013cm" svg:x="23.918cm" svg:y="15.396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presentation:style-name="Pusty-title" draw:layer="backgroundobjects" svg:width="30.479cm" svg:height="3.18cm" svg:x="1.693cm" svg:y="0.76cm" presentation:class="title" presentation:placeholder="true">
        <draw:text-box/>
      </draw:frame>
      <draw:frame presentation:style-name="Pust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usty-title" draw:layer="backgroundobjects" svg:width="18.624cm" svg:height="10.476cm" svg:x="1.482cm" svg:y="2.123cm" presentation:class="page"/>
        <draw:frame presentation:style-name="Pust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agłówek_20_sekcji" style:display-name="Nagłówek sekcji" style:page-layout-name="PM1" draw:style-name="Mdp4">
      <loext:theme loext:name="Motyw pakietu Office">
        <loext:color-table loext:name="WSAiB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e30613"/>
          <loext:color loext:name="accent2" loext:color="#2e323d"/>
          <loext:color loext:name="accent3" loext:color="#fb6970"/>
          <loext:color loext:name="accent4" loext:color="#9a040b"/>
          <loext:color loext:name="accent5" loext:color="#6d7691"/>
          <loext:color loext:name="accent6" loext:color="#cdd0d9"/>
          <loext:color loext:name="hlink" loext:color="#0563c1"/>
          <loext:color loext:name="folHlink" loext:color="#48a1fa"/>
        </loext:color-table>
      </loext:theme>
      <draw:frame draw:name="Tytuł 1" presentation:style-name="Mpr13" draw:text-style-name="MP6" draw:layer="backgroundobjects" svg:width="29.209cm" svg:height="7.923cm" svg:x="2.311cm" svg:y="2.377cm" presentation:class="title" presentation:user-transformed="true">
        <draw:text-box>
          <text:p text:style-name="MP17"><text:span text:style-name="MT9">Kliknij, aby edytować styl</text:span></text:p>
        </draw:text-box>
      </draw:frame>
      <draw:frame draw:name="Symbol zastępczy tekstu 2" presentation:style-name="Mpr14" draw:text-style-name="MP19" draw:layer="backgroundobjects" svg:width="29.209cm" svg:height="4.166cm" svg:x="2.311cm" svg:y="10.376cm" presentation:class="outline" presentation:user-transformed="true">
        <draw:text-box>
          <text:p text:style-name="MP18"><text:span text:style-name="MT10">Edytuj style wzorca tekstu</text:span></text:p>
        </draw:text-box>
      </draw:frame>
      <draw:frame draw:name="Symbol zastępczy daty 3" presentation:style-name="Mpr15" draw:text-style-name="MP8" draw:layer="backgroundobjects" svg:width="7.619cm" svg:height="1.013cm" svg:x="2.328cm" svg:y="15.368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Symbol zastępczy stopki 4" presentation:style-name="Mpr15" draw:text-style-name="MP8" draw:layer="backgroundobjects" svg:width="11.429cm" svg:height="1.013cm" svg:x="11.218cm" svg:y="15.368cm" presentation:class="footer" presentation:user-transformed="true">
        <draw:text-box>
          <text:p text:style-name="MP9"><presentation:footer/></text:p>
        </draw:text-box>
      </draw:frame>
      <draw:frame draw:name="Symbol zastępczy numeru slajdu 5" presentation:style-name="Mpr15" draw:text-style-name="MP8" draw:layer="backgroundobjects" svg:width="7.619cm" svg:height="1.013cm" svg:x="23.918cm" svg:y="15.36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Nagłówek_20_sekcji-title" draw:layer="backgroundobjects" svg:width="18.624cm" svg:height="10.476cm" svg:x="1.482cm" svg:y="2.123cm" presentation:class="page"/>
        <draw:frame presentation:style-name="Nagłówek_20_sekcji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ylko_20_tytuł" style:display-name="Tylko tytuł" style:page-layout-name="PM1" draw:style-name="Mdp5">
      <loext:theme loext:name="Motyw pakietu Office">
        <loext:color-table loext:name="WSAiB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e30613"/>
          <loext:color loext:name="accent2" loext:color="#2e323d"/>
          <loext:color loext:name="accent3" loext:color="#fb6970"/>
          <loext:color loext:name="accent4" loext:color="#9a040b"/>
          <loext:color loext:name="accent5" loext:color="#6d7691"/>
          <loext:color loext:name="accent6" loext:color="#cdd0d9"/>
          <loext:color loext:name="hlink" loext:color="#0563c1"/>
          <loext:color loext:name="folHlink" loext:color="#48a1fa"/>
        </loext:color-table>
      </loext:theme>
      <draw:frame draw:name="Tytuł 1" presentation:style-name="Mpr18" draw:text-style-name="MP11" draw:layer="backgroundobjects" svg:width="29.209cm" svg:height="3.681cm" svg:x="2.328cm" svg:y="8.634cm" presentation:class="title" presentation:user-transformed="true">
        <draw:text-box>
          <text:p text:style-name="MP20"><text:span text:style-name="MT3">Kliknij, aby edytować styl</text:span></text:p>
        </draw:text-box>
      </draw:frame>
      <draw:frame draw:name="Symbol zastępczy daty 2" presentation:style-name="Mpr19" draw:text-style-name="MP8" draw:layer="backgroundobjects" svg:width="7.619cm" svg:height="1.013cm" svg:x="2.328cm" svg:y="15.424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Symbol zastępczy stopki 3" presentation:style-name="Mpr19" draw:text-style-name="MP8" draw:layer="backgroundobjects" svg:width="11.429cm" svg:height="1.013cm" svg:x="11.218cm" svg:y="15.424cm" presentation:class="footer" presentation:user-transformed="true">
        <draw:text-box>
          <text:p text:style-name="MP9"><presentation:footer/></text:p>
        </draw:text-box>
      </draw:frame>
      <draw:frame draw:name="Symbol zastępczy numeru slajdu 4" presentation:style-name="Mpr19" draw:text-style-name="MP8" draw:layer="backgroundobjects" svg:width="7.619cm" svg:height="1.013cm" svg:x="23.918cm" svg:y="15.424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Tylko_20_tytuł-title" draw:layer="backgroundobjects" svg:width="18.624cm" svg:height="10.476cm" svg:x="1.482cm" svg:y="2.123cm" presentation:class="page"/>
        <draw:frame presentation:style-name="Tylko_20_tytuł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zentacja programu PowerPoint</dc:title>
    <meta:initial-creator>Windows User</meta:initial-creator>
    <meta:editing-cycles>90</meta:editing-cycles>
    <meta:creation-date>2020-09-09T11:56:44</meta:creation-date>
    <dc:date>2023-03-12T16:07:23.224077599</dc:date>
    <meta:editing-duration>P1DT2H38M8S</meta:editing-duration>
    <meta:generator>LibreOffice/7.4.5.1$Linux_X86_64 LibreOffice_project/40$Build-1</meta:generator>
    <meta:document-statistic meta:object-count="234"/>
    <meta:user-defined meta:name="AppVersion">16.0000</meta:user-defined>
    <meta:user-defined meta:name="Company">WSAiB</meta:user-defined>
    <meta:user-defined meta:name="PresentationFormat">Panoramiczny</meta:user-defined>
    <meta:user-defined meta:name="Slides" meta:value-type="float">12</meta:user-defined>
  </office:meta>
</office:document-meta>
</file>